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points" table:style-name="ta1">
        <table:shapes>
          <draw:frame draw:z-index="0" draw:style-name="gr1" draw:text-style-name="P1" svg:width="159.99mm" svg:height="110.83mm" svg:x="226.44mm" svg:y="5.51mm">
            <draw:object draw:notify-on-update-of-ranges="setpoints.G2:setpoints.G102 setpoints.H2:setpoints.H102 setpoints.D2:setpoints.D33 setpoints.E2:setpoints.E33 setpoints.A55:setpoints.A68 setpoints.E55:setpoints.E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Setpoint %</text:p>
          </table:table-cell>
          <table:table-cell office:value-type="string" calcext:value-type="string">
            <text:p>RPM %</text:p>
          </table:table-cell>
          <table:table-cell/>
          <table:table-cell office:value-type="string" calcext:value-type="string">
            <text:p>Approx. Setpoint</text:p>
          </table:table-cell>
          <table:table-cell office:value-type="string" calcext:value-type="string">
            <text:p>Approx. rpm 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5625" calcext:value-type="float">
            <text:p>0,015625</text:p>
          </table:table-cell>
          <table:table-cell table:formula="of:=[.B2]/[.$B$25]" office:value-type="float" office:value="0" calcext:value-type="float">
            <text:p>0</text:p>
          </table:table-cell>
          <table:table-cell/>
          <table:table-cell table:formula="of:= 0.070319 +0.881544*[.H2] -5.18947*[.H2]^2 +17.370768*[.H2]^3  -22.437233*[.H2]^4+10.262714 *[.H2]^5" office:value-type="float" office:value="0.070319" calcext:value-type="float">
            <text:p>0,070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3125" calcext:value-type="float">
            <text:p>0,03125</text:p>
          </table:table-cell>
          <table:table-cell table:formula="of:=[.B3]/[.$B$25]" office:value-type="float" office:value="0" calcext:value-type="float">
            <text:p>0</text:p>
          </table:table-cell>
          <table:table-cell/>
          <table:table-cell table:formula="of:= 0.070319 +0.881544*[.H3] -5.18947*[.H3]^2 +17.370768*[.H3]^3  -22.437233*[.H3]^4+10.262714 *[.H3]^5" office:value-type="float" office:value="0.0786326404219414" calcext:value-type="float">
            <text:p>0,078632640421941</text:p>
          </table:table-cell>
          <table:table-cell table:formula="of:=[.H2]+0.01" office:value-type="float" office:value="0.01" calcext:value-type="float">
            <text:p>0,0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46875" calcext:value-type="float">
            <text:p>0,046875</text:p>
          </table:table-cell>
          <table:table-cell table:formula="of:=[.B4]/[.$B$25]" office:value-type="float" office:value="0" calcext:value-type="float">
            <text:p>0</text:p>
          </table:table-cell>
          <table:table-cell/>
          <table:table-cell table:formula="of:= 0.070319 +0.881544*[.H4] -5.18947*[.H4]^2 +17.370768*[.H4]^3  -22.437233*[.H4]^4+10.262714 *[.H4]^5" office:value-type="float" office:value="0.0860095010274048" calcext:value-type="float">
            <text:p>0,086009501027405</text:p>
          </table:table-cell>
          <table:table-cell table:formula="of:=[.H3]+0.01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float" office:value="114.010574" calcext:value-type="float">
            <text:p>114,010574</text:p>
          </table:table-cell>
          <table:table-cell/>
          <table:table-cell office:value-type="float" office:value="0.0625" calcext:value-type="float">
            <text:p>0,0625</text:p>
          </table:table-cell>
          <table:table-cell table:formula="of:=[.B5]/[.$B$25]" office:value-type="float" office:value="0.154262173664453" calcext:value-type="float">
            <text:p>0,154262173664453</text:p>
          </table:table-cell>
          <table:table-cell/>
          <table:table-cell table:formula="of:= 0.070319 +0.881544*[.H5] -5.18947*[.H5]^2 +17.370768*[.H5]^3  -22.437233*[.H5]^4+10.262714 *[.H5]^5" office:value-type="float" office:value="0.0925458829612202" calcext:value-type="float">
            <text:p>0,09254588296122</text:p>
          </table:table-cell>
          <table:table-cell table:formula="of:=[.H4]+0.01" office:value-type="float" office:value="0.03" calcext:value-type="float">
            <text:p>0,03</text:p>
          </table:table-cell>
        </table:table-row>
        <table:table-row table:style-name="ro1">
          <table:table-cell/>
          <table:table-cell office:value-type="float" office:value="83.5198364" calcext:value-type="float">
            <text:p>83,5198364</text:p>
          </table:table-cell>
          <table:table-cell/>
          <table:table-cell office:value-type="float" office:value="0.078125" calcext:value-type="float">
            <text:p>0,078125</text:p>
          </table:table-cell>
          <table:table-cell table:formula="of:=[.B6]/[.$B$25]" office:value-type="float" office:value="0.1130066366227" calcext:value-type="float">
            <text:p>0,1130066366227</text:p>
          </table:table-cell>
          <table:table-cell/>
          <table:table-cell table:formula="of:= 0.070319 +0.881544*[.H6] -5.18947*[.H6]^2 +17.370768*[.H6]^3  -22.437233*[.H6]^4+10.262714 *[.H6]^5" office:value-type="float" office:value="0.0983329487374336" calcext:value-type="float">
            <text:p>0,098332948737434</text:p>
          </table:table-cell>
          <table:table-cell table:formula="of:=[.H5]+0.01" office:value-type="float" office:value="0.04" calcext:value-type="float">
            <text:p>0,04</text:p>
          </table:table-cell>
        </table:table-row>
        <table:table-row table:style-name="ro1">
          <table:table-cell/>
          <table:table-cell office:value-type="float" office:value="66.8472443" calcext:value-type="float">
            <text:p>66,8472443</text:p>
          </table:table-cell>
          <table:table-cell/>
          <table:table-cell office:value-type="float" office:value="0.09375" calcext:value-type="float">
            <text:p>0,09375</text:p>
          </table:table-cell>
          <table:table-cell table:formula="of:=[.B7]/[.$B$25]" office:value-type="float" office:value="0.090447761531283" calcext:value-type="float">
            <text:p>0,090447761531283</text:p>
          </table:table-cell>
          <table:table-cell/>
          <table:table-cell table:formula="of:= 0.070319 +0.881544*[.H7] -5.18947*[.H7]^2 +17.370768*[.H7]^3  -22.437233*[.H7]^4+10.262714 *[.H7]^5" office:value-type="float" office:value="0.103456845391875" calcext:value-type="float">
            <text:p>0,103456845391875</text:p>
          </table:table-cell>
          <table:table-cell table:formula="of:=[.H6]+0.0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float" office:value="86.388092" calcext:value-type="float">
            <text:p>86,388092</text:p>
          </table:table-cell>
          <table:table-cell/>
          <table:table-cell office:value-type="float" office:value="0.109375" calcext:value-type="float">
            <text:p>0,109375</text:p>
          </table:table-cell>
          <table:table-cell table:formula="of:=[.B8]/[.$B$25]" office:value-type="float" office:value="0.1168875340514" calcext:value-type="float">
            <text:p>0,1168875340514</text:p>
          </table:table-cell>
          <table:table-cell/>
          <table:table-cell table:formula="of:= 0.070319 +0.881544*[.H8] -5.18947*[.H8]^2 +17.370768*[.H8]^3  -22.437233*[.H8]^4+10.262714 *[.H8]^5" office:value-type="float" office:value="0.107998827634726" calcext:value-type="float">
            <text:p>0,107998827634726</text:p>
          </table:table-cell>
          <table:table-cell table:formula="of:=[.H7]+0.01" office:value-type="float" office:value="0.06" calcext:value-type="float">
            <text:p>0,06</text:p>
          </table:table-cell>
        </table:table-row>
        <table:table-row table:style-name="ro1">
          <table:table-cell/>
          <table:table-cell office:value-type="float" office:value="95.6214142" calcext:value-type="float">
            <text:p>95,6214142</text:p>
          </table:table-cell>
          <table:table-cell/>
          <table:table-cell office:value-type="float" office:value="0.125" calcext:value-type="float">
            <text:p>0,125</text:p>
          </table:table-cell>
          <table:table-cell table:formula="of:=[.B9]/[.$B$25]" office:value-type="float" office:value="0.129380694139484" calcext:value-type="float">
            <text:p>0,129380694139484</text:p>
          </table:table-cell>
          <table:table-cell/>
          <table:table-cell table:formula="of:= 0.070319 +0.881544*[.H9] -5.18947*[.H9]^2 +17.370768*[.H9]^3  -22.437233*[.H9]^4+10.262714 *[.H9]^5" office:value-type="float" office:value="0.11203538100309" calcext:value-type="float">
            <text:p>0,11203538100309</text:p>
          </table:table-cell>
          <table:table-cell table:formula="of:=[.H8]+0.01" office:value-type="float" office:value="0.07" calcext:value-type="float">
            <text:p>0,07</text:p>
          </table:table-cell>
        </table:table-row>
        <table:table-row table:style-name="ro1">
          <table:table-cell/>
          <table:table-cell office:value-type="float" office:value="139.913864" calcext:value-type="float">
            <text:p>139,913864</text:p>
          </table:table-cell>
          <table:table-cell/>
          <table:table-cell office:value-type="float" office:value="0.140625" calcext:value-type="float">
            <text:p>0,140625</text:p>
          </table:table-cell>
          <table:table-cell table:formula="of:=[.B10]/[.$B$25]" office:value-type="float" office:value="0.189310658031005" calcext:value-type="float">
            <text:p>0,189310658031005</text:p>
          </table:table-cell>
          <table:table-cell/>
          <table:table-cell table:formula="of:= 0.070319 +0.881544*[.H10] -5.18947*[.H10]^2 +17.370768*[.H10]^3  -22.437233*[.H10]^4+10.262714 *[.H10]^5" office:value-type="float" office:value="0.115638345013555" calcext:value-type="float">
            <text:p>0,115638345013555</text:p>
          </table:table-cell>
          <table:table-cell table:formula="of:=[.H9]+0.01" office:value-type="float" office:value="0.08" calcext:value-type="float">
            <text:p>0,08</text:p>
          </table:table-cell>
        </table:table-row>
        <table:table-row table:style-name="ro1">
          <table:table-cell/>
          <table:table-cell office:value-type="float" office:value="167.729294" calcext:value-type="float">
            <text:p>167,729294</text:p>
          </table:table-cell>
          <table:table-cell/>
          <table:table-cell office:value-type="float" office:value="0.15625" calcext:value-type="float">
            <text:p>0,15625</text:p>
          </table:table-cell>
          <table:table-cell table:formula="of:=[.B11]/[.$B$25]" office:value-type="float" office:value="0.22694636621726" calcext:value-type="float">
            <text:p>0,22694636621726</text:p>
          </table:table-cell>
          <table:table-cell/>
          <table:table-cell table:formula="of:= 0.070319 +0.881544*[.H11] -5.18947*[.H11]^2 +17.370768*[.H11]^3  -22.437233*[.H11]^4+10.262714 *[.H11]^5" office:value-type="float" office:value="0.118875036314769" calcext:value-type="float">
            <text:p>0,118875036314769</text:p>
          </table:table-cell>
          <table:table-cell table:formula="of:=[.H10]+0.01" office:value-type="float" office:value="0.09" calcext:value-type="float">
            <text:p>0,09</text:p>
          </table:table-cell>
        </table:table-row>
        <table:table-row table:style-name="ro1">
          <table:table-cell/>
          <table:table-cell office:value-type="float" office:value="209.281143" calcext:value-type="float">
            <text:p>209,281143</text:p>
          </table:table-cell>
          <table:table-cell/>
          <table:table-cell office:value-type="float" office:value="0.171875" calcext:value-type="float">
            <text:p>0,171875</text:p>
          </table:table-cell>
          <table:table-cell table:formula="of:=[.B12]/[.$B$25]" office:value-type="float" office:value="0.283168156193663" calcext:value-type="float">
            <text:p>0,283168156193663</text:p>
          </table:table-cell>
          <table:table-cell/>
          <table:table-cell table:formula="of:= 0.070319 +0.881544*[.H12] -5.18947*[.H12]^2 +17.370768*[.H12]^3  -22.437233*[.H12]^4+10.262714 *[.H12]^5" office:value-type="float" office:value="0.12180837184" calcext:value-type="float">
            <text:p>0,12180837184</text:p>
          </table:table-cell>
          <table:table-cell table:formula="of:=[.H11]+0.0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221.852585" calcext:value-type="float">
            <text:p>221,852585</text:p>
          </table:table-cell>
          <table:table-cell/>
          <table:table-cell office:value-type="float" office:value="0.1875" calcext:value-type="float">
            <text:p>0,1875</text:p>
          </table:table-cell>
          <table:table-cell table:formula="of:=[.B13]/[.$B$25]" office:value-type="float" office:value="0.300177964152498" calcext:value-type="float">
            <text:p>0,300177964152498</text:p>
          </table:table-cell>
          <table:table-cell/>
          <table:table-cell table:formula="of:= 0.070319 +0.881544*[.H13] -5.18947*[.H13]^2 +17.370768*[.H13]^3  -22.437233*[.H13]^4+10.262714 *[.H13]^5" office:value-type="float" office:value="0.124496991959711" calcext:value-type="float">
            <text:p>0,124496991959711</text:p>
          </table:table-cell>
          <table:table-cell table:formula="of:=[.H12]+0.01" office:value-type="float" office:value="0.11" calcext:value-type="float">
            <text:p>0,11</text:p>
          </table:table-cell>
        </table:table-row>
        <table:table-row table:style-name="ro1">
          <table:table-cell/>
          <table:table-cell office:value-type="float" office:value="268.621948" calcext:value-type="float">
            <text:p>268,621948</text:p>
          </table:table-cell>
          <table:table-cell/>
          <table:table-cell office:value-type="float" office:value="0.203125" calcext:value-type="float">
            <text:p>0,203125</text:p>
          </table:table-cell>
          <table:table-cell table:formula="of:=[.B14]/[.$B$25]" office:value-type="float" office:value="0.36345931906684" calcext:value-type="float">
            <text:p>0,36345931906684</text:p>
          </table:table-cell>
          <table:table-cell/>
          <table:table-cell table:formula="of:= 0.070319 +0.881544*[.H14] -5.18947*[.H14]^2 +17.370768*[.H14]^3  -22.437233*[.H14]^4+10.262714 *[.H14]^5" office:value-type="float" office:value="0.126995383634125" calcext:value-type="float">
            <text:p>0,126995383634125</text:p>
          </table:table-cell>
          <table:table-cell table:formula="of:=[.H13]+0.01" office:value-type="float" office:value="0.12" calcext:value-type="float">
            <text:p>0,12</text:p>
          </table:table-cell>
        </table:table-row>
        <table:table-row table:style-name="ro1">
          <table:table-cell/>
          <table:table-cell office:value-type="float" office:value="308.572388" calcext:value-type="float">
            <text:p>308,572388</text:p>
          </table:table-cell>
          <table:table-cell/>
          <table:table-cell office:value-type="float" office:value="0.234375" calcext:value-type="float">
            <text:p>0,234375</text:p>
          </table:table-cell>
          <table:table-cell table:formula="of:=[.B15]/[.$B$25]" office:value-type="float" office:value="0.417514320256916" calcext:value-type="float">
            <text:p>0,417514320256916</text:p>
          </table:table-cell>
          <table:table-cell/>
          <table:table-cell table:formula="of:= 0.070319 +0.881544*[.H15] -5.18947*[.H15]^2 +17.370768*[.H15]^3  -22.437233*[.H15]^4+10.262714 *[.H15]^5" office:value-type="float" office:value="0.12935400356579" calcext:value-type="float">
            <text:p>0,12935400356579</text:p>
          </table:table-cell>
          <table:table-cell table:formula="of:=[.H14]+0.01" office:value-type="float" office:value="0.13" calcext:value-type="float">
            <text:p>0,13</text:p>
          </table:table-cell>
        </table:table-row>
        <table:table-row table:style-name="ro1">
          <table:table-cell/>
          <table:table-cell office:value-type="float" office:value="334.169983" calcext:value-type="float">
            <text:p>334,169983</text:p>
          </table:table-cell>
          <table:table-cell/>
          <table:table-cell office:value-type="float" office:value="0.265625" calcext:value-type="float">
            <text:p>0,265625</text:p>
          </table:table-cell>
          <table:table-cell table:formula="of:=[.B16]/[.$B$25]" office:value-type="float" office:value="0.452149183557248" calcext:value-type="float">
            <text:p>0,452149183557248</text:p>
          </table:table-cell>
          <table:table-cell/>
          <table:table-cell table:formula="of:= 0.070319 +0.881544*[.H16] -5.18947*[.H16]^2 +17.370768*[.H16]^3  -22.437233*[.H16]^4+10.262714 *[.H16]^5" office:value-type="float" office:value="0.131619401352154" calcext:value-type="float">
            <text:p>0,131619401352154</text:p>
          </table:table-cell>
          <table:table-cell table:formula="of:=[.H15]+0.01" office:value-type="float" office:value="0.14" calcext:value-type="float">
            <text:p>0,14</text:p>
          </table:table-cell>
        </table:table-row>
        <table:table-row table:style-name="ro1">
          <table:table-cell/>
          <table:table-cell office:value-type="float" office:value="363.309875" calcext:value-type="float">
            <text:p>363,309875</text:p>
          </table:table-cell>
          <table:table-cell/>
          <table:table-cell office:value-type="float" office:value="0.296875" calcext:value-type="float">
            <text:p>0,296875</text:p>
          </table:table-cell>
          <table:table-cell table:formula="of:=[.B17]/[.$B$25]" office:value-type="float" office:value="0.491576956986995" calcext:value-type="float">
            <text:p>0,491576956986995</text:p>
          </table:table-cell>
          <table:table-cell/>
          <table:table-cell table:formula="of:= 0.070319 +0.881544*[.H17] -5.18947*[.H17]^2 +17.370768*[.H17]^3  -22.437233*[.H17]^4+10.262714 *[.H17]^5" office:value-type="float" office:value="0.133834342638125" calcext:value-type="float">
            <text:p>0,133834342638125</text:p>
          </table:table-cell>
          <table:table-cell table:formula="of:=[.H16]+0.01" office:value-type="float" office:value="0.15" calcext:value-type="float">
            <text:p>0,15</text:p>
          </table:table-cell>
        </table:table-row>
        <table:table-row table:style-name="ro1">
          <table:table-cell/>
          <table:table-cell office:value-type="float" office:value="386.032959" calcext:value-type="float">
            <text:p>386,032959</text:p>
          </table:table-cell>
          <table:table-cell/>
          <table:table-cell office:value-type="float" office:value="0.328125" calcext:value-type="float">
            <text:p>0,328125</text:p>
          </table:table-cell>
          <table:table-cell table:formula="of:=[.B18]/[.$B$25]" office:value-type="float" office:value="0.52232245898052" calcext:value-type="float">
            <text:p>0,52232245898052</text:p>
          </table:table-cell>
          <table:table-cell/>
          <table:table-cell table:formula="of:= 0.070319 +0.881544*[.H18] -5.18947*[.H18]^2 +17.370768*[.H18]^3  -22.437233*[.H18]^4+10.262714 *[.H18]^5" office:value-type="float" office:value="0.136037932268646" calcext:value-type="float">
            <text:p>0,136037932268646</text:p>
          </table:table-cell>
          <table:table-cell table:formula="of:=[.H17]+0.01" office:value-type="float" office:value="0.16" calcext:value-type="float">
            <text:p>0,16</text:p>
          </table:table-cell>
        </table:table-row>
        <table:table-row table:style-name="ro1">
          <table:table-cell/>
          <table:table-cell office:value-type="float" office:value="396.713928" calcext:value-type="float">
            <text:p>396,713928</text:p>
          </table:table-cell>
          <table:table-cell/>
          <table:table-cell office:value-type="float" office:value="0.359375" calcext:value-type="float">
            <text:p>0,359375</text:p>
          </table:table-cell>
          <table:table-cell table:formula="of:=[.B19]/[.$B$25]" office:value-type="float" office:value="0.536774359685648" calcext:value-type="float">
            <text:p>0,536774359685648</text:p>
          </table:table-cell>
          <table:table-cell/>
          <table:table-cell table:formula="of:= 0.070319 +0.881544*[.H19] -5.18947*[.H19]^2 +17.370768*[.H19]^3  -22.437233*[.H19]^4+10.262714 *[.H19]^5" office:value-type="float" office:value="0.13826573744126" calcext:value-type="float">
            <text:p>0,13826573744126</text:p>
          </table:table-cell>
          <table:table-cell table:formula="of:=[.H18]+0.01" office:value-type="float" office:value="0.17" calcext:value-type="float">
            <text:p>0,17</text:p>
          </table:table-cell>
        </table:table-row>
        <table:table-row table:style-name="ro1">
          <table:table-cell/>
          <table:table-cell office:value-type="float" office:value="492.03125" calcext:value-type="float">
            <text:p>492,03125</text:p>
          </table:table-cell>
          <table:table-cell/>
          <table:table-cell office:value-type="float" office:value="0.390625" calcext:value-type="float">
            <text:p>0,390625</text:p>
          </table:table-cell>
          <table:table-cell table:formula="of:=[.B20]/[.$B$25]" office:value-type="float" office:value="0.665743601429791" calcext:value-type="float">
            <text:p>0,665743601429791</text:p>
          </table:table-cell>
          <table:table-cell/>
          <table:table-cell table:formula="of:= 0.070319 +0.881544*[.H20] -5.18947*[.H20]^2 +17.370768*[.H20]^3  -22.437233*[.H20]^4+10.262714 *[.H20]^5" office:value-type="float" office:value="0.140549910858675" calcext:value-type="float">
            <text:p>0,140549910858675</text:p>
          </table:table-cell>
          <table:table-cell table:formula="of:=[.H19]+0.01" office:value-type="float" office:value="0.18" calcext:value-type="float">
            <text:p>0,18</text:p>
          </table:table-cell>
        </table:table-row>
        <table:table-row table:style-name="ro1">
          <table:table-cell/>
          <table:table-cell office:value-type="float" office:value="596.27124" calcext:value-type="float">
            <text:p>596,27124</text:p>
          </table:table-cell>
          <table:table-cell/>
          <table:table-cell office:value-type="float" office:value="0.515625" calcext:value-type="float">
            <text:p>0,515625</text:p>
          </table:table-cell>
          <table:table-cell table:formula="of:=[.B21]/[.$B$25]" office:value-type="float" office:value="0.806785672142994" calcext:value-type="float">
            <text:p>0,806785672142994</text:p>
          </table:table-cell>
          <table:table-cell/>
          <table:table-cell table:formula="of:= 0.070319 +0.881544*[.H21] -5.18947*[.H21]^2 +17.370768*[.H21]^3  -22.437233*[.H21]^4+10.262714 *[.H21]^5" office:value-type="float" office:value="0.142919313881339" calcext:value-type="float">
            <text:p>0,142919313881339</text:p>
          </table:table-cell>
          <table:table-cell table:formula="of:=[.H20]+0.01" office:value-type="float" office:value="0.19" calcext:value-type="float">
            <text:p>0,19</text:p>
          </table:table-cell>
        </table:table-row>
        <table:table-row table:style-name="ro1">
          <table:table-cell/>
          <table:table-cell office:value-type="float" office:value="642.604919" calcext:value-type="float">
            <text:p>642,604919</text:p>
          </table:table-cell>
          <table:table-cell/>
          <table:table-cell office:value-type="float" office:value="0.640625" calcext:value-type="float">
            <text:p>0,640625</text:p>
          </table:table-cell>
          <table:table-cell table:formula="of:=[.B22]/[.$B$25]" office:value-type="float" office:value="0.869477524184814" calcext:value-type="float">
            <text:p>0,869477524184814</text:p>
          </table:table-cell>
          <table:table-cell/>
          <table:table-cell table:formula="of:= 0.070319 +0.881544*[.H22] -5.18947*[.H22]^2 +17.370768*[.H22]^3  -22.437233*[.H22]^4+10.262714 *[.H22]^5" office:value-type="float" office:value="0.14539963968" calcext:value-type="float">
            <text:p>0,14539963968</text:p>
          </table:table-cell>
          <table:table-cell table:formula="of:=[.H21]+0.01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700.612244" calcext:value-type="float">
            <text:p>700,612244</text:p>
          </table:table-cell>
          <table:table-cell/>
          <table:table-cell office:value-type="float" office:value="0.765625" calcext:value-type="float">
            <text:p>0,765625</text:p>
          </table:table-cell>
          <table:table-cell table:formula="of:=[.B23]/[.$B$25]" office:value-type="float" office:value="0.947964419996428" calcext:value-type="float">
            <text:p>0,947964419996428</text:p>
          </table:table-cell>
          <table:table-cell/>
          <table:table-cell table:formula="of:= 0.070319 +0.881544*[.H23] -5.18947*[.H23]^2 +17.370768*[.H23]^3  -22.437233*[.H23]^4+10.262714 *[.H23]^5" office:value-type="float" office:value="0.148013536388281" calcext:value-type="float">
            <text:p>0,148013536388281</text:p>
          </table:table-cell>
          <table:table-cell table:formula="of:=[.H22]+0.01" office:value-type="float" office:value="0.21" calcext:value-type="float">
            <text:p>0,21</text:p>
          </table:table-cell>
        </table:table-row>
        <table:table-row table:style-name="ro1">
          <table:table-cell/>
          <table:table-cell office:value-type="float" office:value="734.637451" calcext:value-type="float">
            <text:p>734,637451</text:p>
          </table:table-cell>
          <table:table-cell/>
          <table:table-cell office:value-type="float" office:value="0.890625" calcext:value-type="float">
            <text:p>0,890625</text:p>
          </table:table-cell>
          <table:table-cell table:formula="of:=[.B24]/[.$B$25]" office:value-type="float" office:value="0.994002276021984" calcext:value-type="float">
            <text:p>0,994002276021984</text:p>
          </table:table-cell>
          <table:table-cell/>
          <table:table-cell table:formula="of:= 0.070319 +0.881544*[.H24] -5.18947*[.H24]^2 +17.370768*[.H24]^3  -22.437233*[.H24]^4+10.262714 *[.H24]^5" office:value-type="float" office:value="0.150780730255245" calcext:value-type="float">
            <text:p>0,150780730255245</text:p>
          </table:table-cell>
          <table:table-cell table:formula="of:=[.H23]+0.01" office:value-type="float" office:value="0.22" calcext:value-type="float">
            <text:p>0,22</text:p>
          </table:table-cell>
        </table:table-row>
        <table:table-row table:style-name="ro1">
          <table:table-cell/>
          <table:table-cell office:value-type="float" office:value="739.07019" calcext:value-type="float">
            <text:p>739,070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]/[.$B$25]" office:value-type="float" office:value="1" calcext:value-type="float">
            <text:p>1</text:p>
          </table:table-cell>
          <table:table-cell/>
          <table:table-cell table:formula="of:= 0.070319 +0.881544*[.H25] -5.18947*[.H25]^2 +17.370768*[.H25]^3  -22.437233*[.H25]^4+10.262714 *[.H25]^5" office:value-type="float" office:value="0.15371814879796" calcext:value-type="float">
            <text:p>0,15371814879796</text:p>
          </table:table-cell>
          <table:table-cell table:formula="of:=[.H24]+0.01" office:value-type="float" office:value="0.23" calcext:value-type="float">
            <text:p>0,23</text:p>
          </table:table-cell>
        </table:table-row>
        <table:table-row table:style-name="ro1">
          <table:table-cell table:number-columns-repeated="6"/>
          <table:table-cell table:formula="of:= 0.070319 +0.881544*[.H26] -5.18947*[.H26]^2 +17.370768*[.H26]^3  -22.437233*[.H26]^4+10.262714 *[.H26]^5" office:value-type="float" office:value="0.156840043954074" calcext:value-type="float">
            <text:p>0,156840043954074</text:p>
          </table:table-cell>
          <table:table-cell table:formula="of:=[.H25]+0.01" office:value-type="float" office:value="0.24" calcext:value-type="float">
            <text:p>0,24</text:p>
          </table:table-cell>
        </table:table-row>
        <table:table-row table:style-name="ro1">
          <table:table-cell table:number-columns-repeated="6"/>
          <table:table-cell table:formula="of:= 0.070319 +0.881544*[.H27] -5.18947*[.H27]^2 +17.370768*[.H27]^3  -22.437233*[.H27]^4+10.262714 *[.H27]^5" office:value-type="float" office:value="0.160158115234375" calcext:value-type="float">
            <text:p>0,160158115234375</text:p>
          </table:table-cell>
          <table:table-cell table:formula="of:=[.H26]+0.01" office:value-type="float" office:value="0.25" calcext:value-type="float">
            <text:p>0,25</text:p>
          </table:table-cell>
        </table:table-row>
        <table:table-row table:style-name="ro1">
          <table:table-cell table:number-columns-repeated="6"/>
          <table:table-cell table:formula="of:= 0.070319 +0.881544*[.H28] -5.18947*[.H28]^2 +17.370768*[.H28]^3  -22.437233*[.H28]^4+10.262714 *[.H28]^5" office:value-type="float" office:value="0.163681632875366" calcext:value-type="float">
            <text:p>0,163681632875366</text:p>
          </table:table-cell>
          <table:table-cell table:formula="of:=[.H27]+0.01" office:value-type="float" office:value="0.26" calcext:value-type="float">
            <text:p>0,26</text:p>
          </table:table-cell>
        </table:table-row>
        <table:table-row table:style-name="ro1">
          <table:table-cell table:number-columns-repeated="6"/>
          <table:table-cell table:formula="of:= 0.070319 +0.881544*[.H29] -5.18947*[.H29]^2 +17.370768*[.H29]^3  -22.437233*[.H29]^4+10.262714 *[.H29]^5" office:value-type="float" office:value="0.16741756099183" calcext:value-type="float">
            <text:p>0,16741756099183</text:p>
          </table:table-cell>
          <table:table-cell table:formula="of:=[.H28]+0.01" office:value-type="float" office:value="0.27" calcext:value-type="float">
            <text:p>0,27</text:p>
          </table:table-cell>
        </table:table-row>
        <table:table-row table:style-name="ro1">
          <table:table-cell table:number-columns-repeated="6"/>
          <table:table-cell table:formula="of:= 0.070319 +0.881544*[.H30] -5.18947*[.H30]^2 +17.370768*[.H30]^3  -22.437233*[.H30]^4+10.262714 *[.H30]^5" office:value-type="float" office:value="0.171370680729395" calcext:value-type="float">
            <text:p>0,171370680729395</text:p>
          </table:table-cell>
          <table:table-cell table:formula="of:=[.H29]+0.01" office:value-type="float" office:value="0.28" calcext:value-type="float">
            <text:p>0,28</text:p>
          </table:table-cell>
        </table:table-row>
        <table:table-row table:style-name="ro1">
          <table:table-cell table:number-columns-repeated="6"/>
          <table:table-cell table:formula="of:= 0.070319 +0.881544*[.H31] -5.18947*[.H31]^2 +17.370768*[.H31]^3  -22.437233*[.H31]^4+10.262714 *[.H31]^5" office:value-type="float" office:value="0.175543713417109" calcext:value-type="float">
            <text:p>0,175543713417109</text:p>
          </table:table-cell>
          <table:table-cell table:formula="of:=[.H30]+0.01" office:value-type="float" office:value="0.29" calcext:value-type="float">
            <text:p>0,29</text:p>
          </table:table-cell>
        </table:table-row>
        <table:table-row table:style-name="ro1">
          <table:table-cell table:number-columns-repeated="6"/>
          <table:table-cell table:formula="of:= 0.070319 +0.881544*[.H32] -5.18947*[.H32]^2 +17.370768*[.H32]^3  -22.437233*[.H32]^4+10.262714 *[.H32]^5" office:value-type="float" office:value="0.17993744372" calcext:value-type="float">
            <text:p>0,17993744372</text:p>
          </table:table-cell>
          <table:table-cell table:formula="of:=[.H31]+0.01" office:value-type="float" office:value="0.3" calcext:value-type="float">
            <text:p>0,3</text:p>
          </table:table-cell>
        </table:table-row>
        <table:table-row table:style-name="ro1">
          <table:table-cell table:number-columns-repeated="6"/>
          <table:table-cell table:formula="of:= 0.070319 +0.881544*[.H33] -5.18947*[.H33]^2 +17.370768*[.H33]^3  -22.437233*[.H33]^4+10.262714 *[.H33]^5" office:value-type="float" office:value="0.184550842791651" calcext:value-type="float">
            <text:p>0,184550842791651</text:p>
          </table:table-cell>
          <table:table-cell table:formula="of:=[.H32]+0.01" office:value-type="float" office:value="0.31" calcext:value-type="float">
            <text:p>0,31</text:p>
          </table:table-cell>
        </table:table-row>
        <table:table-row table:style-name="ro1">
          <table:table-cell table:number-columns-repeated="6"/>
          <table:table-cell table:formula="of:= 0.070319 +0.881544*[.H34] -5.18947*[.H34]^2 +17.370768*[.H34]^3  -22.437233*[.H34]^4+10.262714 *[.H34]^5" office:value-type="float" office:value="0.189381191426765" calcext:value-type="float">
            <text:p>0,189381191426765</text:p>
          </table:table-cell>
          <table:table-cell table:formula="of:=[.H33]+0.01" office:value-type="float" office:value="0.32" calcext:value-type="float">
            <text:p>0,32</text:p>
          </table:table-cell>
        </table:table-row>
        <table:table-row table:style-name="ro1">
          <table:table-cell table:number-columns-repeated="6"/>
          <table:table-cell table:formula="of:= 0.070319 +0.881544*[.H35] -5.18947*[.H35]^2 +17.370768*[.H35]^3  -22.437233*[.H35]^4+10.262714 *[.H35]^5" office:value-type="float" office:value="0.19442420321373" calcext:value-type="float">
            <text:p>0,19442420321373</text:p>
          </table:table-cell>
          <table:table-cell table:formula="of:=[.H34]+0.01" office:value-type="float" office:value="0.33" calcext:value-type="float">
            <text:p>0,33</text:p>
          </table:table-cell>
        </table:table-row>
        <table:table-row table:style-name="ro1">
          <table:table-cell table:number-columns-repeated="6"/>
          <table:table-cell table:formula="of:= 0.070319 +0.881544*[.H36] -5.18947*[.H36]^2 +17.370768*[.H36]^3  -22.437233*[.H36]^4+10.262714 *[.H36]^5" office:value-type="float" office:value="0.199674147687194" calcext:value-type="float">
            <text:p>0,199674147687194</text:p>
          </table:table-cell>
          <table:table-cell table:formula="of:=[.H35]+0.01" office:value-type="float" office:value="0.34" calcext:value-type="float">
            <text:p>0,34</text:p>
          </table:table-cell>
        </table:table-row>
        <table:table-row table:style-name="ro1">
          <table:table-cell table:number-columns-repeated="6"/>
          <table:table-cell table:formula="of:= 0.070319 +0.881544*[.H37] -5.18947*[.H37]^2 +17.370768*[.H37]^3  -22.437233*[.H37]^4+10.262714 *[.H37]^5" office:value-type="float" office:value="0.205123973480625" calcext:value-type="float">
            <text:p>0,205123973480625</text:p>
          </table:table-cell>
          <table:table-cell table:formula="of:=[.H36]+0.01" office:value-type="float" office:value="0.35" calcext:value-type="float">
            <text:p>0,35</text:p>
          </table:table-cell>
        </table:table-row>
        <table:table-row table:style-name="ro1">
          <table:table-cell table:number-columns-repeated="6"/>
          <table:table-cell table:formula="of:= 0.070319 +0.881544*[.H38] -5.18947*[.H38]^2 +17.370768*[.H38]^3  -22.437233*[.H38]^4+10.262714 *[.H38]^5" office:value-type="float" office:value="0.210765431478886" calcext:value-type="float">
            <text:p>0,210765431478886</text:p>
          </table:table-cell>
          <table:table-cell table:formula="of:=[.H37]+0.01" office:value-type="float" office:value="0.36" calcext:value-type="float">
            <text:p>0,36</text:p>
          </table:table-cell>
        </table:table-row>
        <table:table-row table:style-name="ro1">
          <table:table-cell table:number-columns-repeated="6"/>
          <table:table-cell table:formula="of:= 0.070319 +0.881544*[.H39] -5.18947*[.H39]^2 +17.370768*[.H39]^3  -22.437233*[.H39]^4+10.262714 *[.H39]^5" office:value-type="float" office:value="0.2165891979708" calcext:value-type="float">
            <text:p>0,2165891979708</text:p>
          </table:table-cell>
          <table:table-cell table:formula="of:=[.H38]+0.01" office:value-type="float" office:value="0.37" calcext:value-type="float">
            <text:p>0,37</text:p>
          </table:table-cell>
        </table:table-row>
        <table:table-row table:style-name="ro1">
          <table:table-cell table:number-columns-repeated="6"/>
          <table:table-cell table:formula="of:= 0.070319 +0.881544*[.H40] -5.18947*[.H40]^2 +17.370768*[.H40]^3  -22.437233*[.H40]^4+10.262714 *[.H40]^5" office:value-type="float" office:value="0.222584997801715" calcext:value-type="float">
            <text:p>0,222584997801715</text:p>
          </table:table-cell>
          <table:table-cell table:formula="of:=[.H39]+0.01" office:value-type="float" office:value="0.38" calcext:value-type="float">
            <text:p>0,38</text:p>
          </table:table-cell>
        </table:table-row>
        <table:table-row table:style-name="ro1">
          <table:table-cell table:number-columns-repeated="6"/>
          <table:table-cell table:formula="of:= 0.070319 +0.881544*[.H41] -5.18947*[.H41]^2 +17.370768*[.H41]^3  -22.437233*[.H41]^4+10.262714 *[.H41]^5" office:value-type="float" office:value="0.228741727526078" calcext:value-type="float">
            <text:p>0,228741727526078</text:p>
          </table:table-cell>
          <table:table-cell table:formula="of:=[.H40]+0.01" office:value-type="float" office:value="0.39" calcext:value-type="float">
            <text:p>0,39</text:p>
          </table:table-cell>
        </table:table-row>
        <table:table-row table:style-name="ro1">
          <table:table-cell table:number-columns-repeated="6"/>
          <table:table-cell table:formula="of:= 0.070319 +0.881544*[.H42] -5.18947*[.H42]^2 +17.370768*[.H42]^3  -22.437233*[.H42]^4+10.262714 *[.H42]^5" office:value-type="float" office:value="0.23504757856" calcext:value-type="float">
            <text:p>0,23504757856</text:p>
          </table:table-cell>
          <table:table-cell table:formula="of:=[.H41]+0.01" office:value-type="float" office:value="0.4" calcext:value-type="float">
            <text:p>0,4</text:p>
          </table:table-cell>
        </table:table-row>
        <table:table-row table:style-name="ro1">
          <table:table-cell table:number-columns-repeated="6"/>
          <table:table-cell table:formula="of:= 0.070319 +0.881544*[.H43] -5.18947*[.H43]^2 +17.370768*[.H43]^3  -22.437233*[.H43]^4+10.262714 *[.H43]^5" office:value-type="float" office:value="0.241490160333821" calcext:value-type="float">
            <text:p>0,241490160333821</text:p>
          </table:table-cell>
          <table:table-cell table:formula="of:=[.H42]+0.01" office:value-type="float" office:value="0.41" calcext:value-type="float">
            <text:p>0,41</text:p>
          </table:table-cell>
        </table:table-row>
        <table:table-row table:style-name="ro1">
          <table:table-cell table:number-columns-repeated="6"/>
          <table:table-cell table:formula="of:= 0.070319 +0.881544*[.H44] -5.18947*[.H44]^2 +17.370768*[.H44]^3  -22.437233*[.H44]^4+10.262714 *[.H44]^5" office:value-type="float" office:value="0.248056623444685" calcext:value-type="float">
            <text:p>0,248056623444685</text:p>
          </table:table-cell>
          <table:table-cell table:formula="of:=[.H43]+0.01" office:value-type="float" office:value="0.42" calcext:value-type="float">
            <text:p>0,42</text:p>
          </table:table-cell>
        </table:table-row>
        <table:table-row table:style-name="ro1">
          <table:table-cell table:number-columns-repeated="6"/>
          <table:table-cell table:formula="of:= 0.070319 +0.881544*[.H45] -5.18947*[.H45]^2 +17.370768*[.H45]^3  -22.437233*[.H45]^4+10.262714 *[.H45]^5" office:value-type="float" office:value="0.2547337828091" calcext:value-type="float">
            <text:p>0,2547337828091</text:p>
          </table:table-cell>
          <table:table-cell table:formula="of:=[.H44]+0.01" office:value-type="float" office:value="0.43" calcext:value-type="float">
            <text:p>0,43</text:p>
          </table:table-cell>
        </table:table-row>
        <table:table-row table:style-name="ro1">
          <table:table-cell table:number-columns-repeated="6"/>
          <table:table-cell table:formula="of:= 0.070319 +0.881544*[.H46] -5.18947*[.H46]^2 +17.370768*[.H46]^3  -22.437233*[.H46]^4+10.262714 *[.H46]^5" office:value-type="float" office:value="0.261508240815513" calcext:value-type="float">
            <text:p>0,261508240815513</text:p>
          </table:table-cell>
          <table:table-cell table:formula="of:=[.H45]+0.01" office:value-type="float" office:value="0.44" calcext:value-type="float">
            <text:p>0,44</text:p>
          </table:table-cell>
        </table:table-row>
        <table:table-row table:style-name="ro1">
          <table:table-cell table:number-columns-repeated="6"/>
          <table:table-cell table:formula="of:= 0.070319 +0.881544*[.H47] -5.18947*[.H47]^2 +17.370768*[.H47]^3  -22.437233*[.H47]^4+10.262714 *[.H47]^5" office:value-type="float" office:value="0.268366510476875" calcext:value-type="float">
            <text:p>0,268366510476875</text:p>
          </table:table-cell>
          <table:table-cell table:formula="of:=[.H46]+0.01" office:value-type="float" office:value="0.45" calcext:value-type="float">
            <text:p>0,45</text:p>
          </table:table-cell>
        </table:table-row>
        <table:table-row table:style-name="ro1">
          <table:table-cell table:number-columns-repeated="6"/>
          <table:table-cell table:formula="of:= 0.070319 +0.881544*[.H48] -5.18947*[.H48]^2 +17.370768*[.H48]^3  -22.437233*[.H48]^4+10.262714 *[.H48]^5" office:value-type="float" office:value="0.275295138583207" calcext:value-type="float">
            <text:p>0,275295138583207</text:p>
          </table:table-cell>
          <table:table-cell table:formula="of:=[.H47]+0.01" office:value-type="float" office:value="0.46" calcext:value-type="float">
            <text:p>0,46</text:p>
          </table:table-cell>
        </table:table-row>
        <table:table-row table:style-name="ro1">
          <table:table-cell table:number-columns-repeated="6"/>
          <table:table-cell table:formula="of:= 0.070319 +0.881544*[.H49] -5.18947*[.H49]^2 +17.370768*[.H49]^3  -22.437233*[.H49]^4+10.262714 *[.H49]^5" office:value-type="float" office:value="0.28228082885417" calcext:value-type="float">
            <text:p>0,28228082885417</text:p>
          </table:table-cell>
          <table:table-cell table:formula="of:=[.H48]+0.01" office:value-type="float" office:value="0.47" calcext:value-type="float">
            <text:p>0,47</text:p>
          </table:table-cell>
        </table:table-row>
        <table:table-row table:style-name="ro1">
          <table:table-cell table:number-columns-repeated="6"/>
          <table:table-cell table:formula="of:= 0.070319 +0.881544*[.H50] -5.18947*[.H50]^2 +17.370768*[.H50]^3  -22.437233*[.H50]^4+10.262714 *[.H50]^5" office:value-type="float" office:value="0.289310565091635" calcext:value-type="float">
            <text:p>0,289310565091635</text:p>
          </table:table-cell>
          <table:table-cell table:formula="of:=[.H49]+0.01" office:value-type="float" office:value="0.48" calcext:value-type="float">
            <text:p>0,48</text:p>
          </table:table-cell>
        </table:table-row>
        <table:table-row table:style-name="ro1">
          <table:table-cell table:number-columns-repeated="6"/>
          <table:table-cell table:formula="of:= 0.070319 +0.881544*[.H51] -5.18947*[.H51]^2 +17.370768*[.H51]^3  -22.437233*[.H51]^4+10.262714 *[.H51]^5" office:value-type="float" office:value="0.296371734332249" calcext:value-type="float">
            <text:p>0,296371734332249</text:p>
          </table:table-cell>
          <table:table-cell table:formula="of:=[.H50]+0.01" office:value-type="float" office:value="0.49" calcext:value-type="float">
            <text:p>0,49</text:p>
          </table:table-cell>
        </table:table-row>
        <table:table-row table:style-name="ro1">
          <table:table-cell table:number-columns-repeated="6"/>
          <table:table-cell table:formula="of:= 0.070319 +0.881544*[.H52] -5.18947*[.H52]^2 +17.370768*[.H52]^3  -22.437233*[.H52]^4+10.262714 *[.H52]^5" office:value-type="float" office:value="0.30345225" calcext:value-type="float">
            <text:p>0,30345225</text:p>
          </table:table-cell>
          <table:table-cell table:formula="of:=[.H51]+0.01"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Data from tachometer</text:p>
          </table:table-cell>
          <table:table-cell table:number-columns-repeated="4"/>
          <table:table-cell table:formula="of:= 0.070319 +0.881544*[.H53] -5.18947*[.H53]^2 +17.370768*[.H53]^3  -22.437233*[.H53]^4+10.262714 *[.H53]^5" office:value-type="float" office:value="0.310540675058791" calcext:value-type="float">
            <text:p>0,310540675058791</text:p>
          </table:table-cell>
          <table:table-cell table:formula="of:=[.H52]+0.01"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Setpoint</text:p>
          </table:table-cell>
          <table:table-cell/>
          <table:table-cell office:value-type="string" calcext:value-type="string">
            <text:p>Setpoint corrected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PM %</text:p>
          </table:table-cell>
          <table:table-cell/>
          <table:table-cell table:formula="of:= 0.070319 +0.881544*[.H54] -5.18947*[.H54]^2 +17.370768*[.H54]^3  -22.437233*[.H54]^4+10.262714 *[.H54]^5" office:value-type="float" office:value="0.317626345165005" calcext:value-type="float">
            <text:p>0,317626345165005</text:p>
          </table:table-cell>
          <table:table-cell table:formula="of:=[.H53]+0.01" office:value-type="float" office:value="0.52" calcext:value-type="float">
            <text:p>0,52</text:p>
          </table:table-cell>
        </table:table-row>
        <table:table-row table:style-name="ro1">
          <table:table-cell table:formula="of:=(SIN(([.C55]*2 - 1)*PI()/2) + 1) / 2 * (512 - 1)*128/65536" office:value-type="float" office:value="0.0244239454816177" calcext:value-type="float">
            <text:p>0,02442394548161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[.D55]/37500" office:value-type="float" office:value="0" calcext:value-type="float">
            <text:p>0</text:p>
          </table:table-cell>
          <table:table-cell/>
          <table:table-cell table:formula="of:= 0.070319 +0.881544*[.H55] -5.18947*[.H55]^2 +17.370768*[.H55]^3  -22.437233*[.H55]^4+10.262714 *[.H55]^5" office:value-type="float" office:value="0.32469949182007" calcext:value-type="float">
            <text:p>0,32469949182007</text:p>
          </table:table-cell>
          <table:table-cell table:formula="of:=[.H54]+0.01" office:value-type="float" office:value="0.53" calcext:value-type="float">
            <text:p>0,53</text:p>
          </table:table-cell>
        </table:table-row>
        <table:table-row table:style-name="ro1">
          <table:table-cell table:formula="of:=(SIN(([.C56]*2 - 1)*PI()/2) + 1) / 2 * (512 - 1)*128/65536" office:value-type="float" office:value="0.0953049959710956" calcext:value-type="float">
            <text:p>0,095304995971096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table:formula="of:=[.D56]/37500" office:value-type="float" office:value="0.0213333333333333" calcext:value-type="float">
            <text:p>0,021333333333333</text:p>
          </table:table-cell>
          <table:table-cell/>
          <table:table-cell table:formula="of:= 0.070319 +0.881544*[.H56] -5.18947*[.H56]^2 +17.370768*[.H56]^3  -22.437233*[.H56]^4+10.262714 *[.H56]^5" office:value-type="float" office:value="0.331751365523034" calcext:value-type="float">
            <text:p>0,331751365523034</text:p>
          </table:table-cell>
          <table:table-cell table:formula="of:=[.H55]+0.01" office:value-type="float" office:value="0.54" calcext:value-type="float">
            <text:p>0,54</text:p>
          </table:table-cell>
        </table:table-row>
        <table:table-row table:style-name="ro1">
          <table:table-cell table:formula="of:=(SIN(([.C57]*2 - 1)*PI()/2) + 1) / 2 * (512 - 1)*128/65536" office:value-type="float" office:value="0.114519270450754" calcext:value-type="float">
            <text:p>0,114519270450754</text:p>
          </table:table-cell>
          <table:table-cell/>
          <table:table-cell office:value-type="float" office:value="0.22" calcext:value-type="float">
            <text:p>0,22</text:p>
          </table:table-cell>
          <table:table-cell office:value-type="float" office:value="2727" calcext:value-type="float">
            <text:p>2727</text:p>
          </table:table-cell>
          <table:table-cell table:formula="of:=[.D57]/37500" office:value-type="float" office:value="0.07272" calcext:value-type="float">
            <text:p>0,07272</text:p>
          </table:table-cell>
          <table:table-cell/>
          <table:table-cell table:formula="of:= 0.070319 +0.881544*[.H57] -5.18947*[.H57]^2 +17.370768*[.H57]^3  -22.437233*[.H57]^4+10.262714 *[.H57]^5" office:value-type="float" office:value="0.338774358923125" calcext:value-type="float">
            <text:p>0,338774358923125</text:p>
          </table:table-cell>
          <table:table-cell table:formula="of:=[.H56]+0.01" office:value-type="float" office:value="0.55" calcext:value-type="float">
            <text:p>0,55</text:p>
          </table:table-cell>
        </table:table-row>
        <table:table-row table:style-name="ro1">
          <table:table-cell table:formula="of:=(SIN(([.C58]*2 - 1)*PI()/2) + 1) / 2 * (512 - 1)*128/65536" office:value-type="float" office:value="0.13525100721451" calcext:value-type="float">
            <text:p>0,13525100721451</text:p>
          </table:table-cell>
          <table:table-cell/>
          <table:table-cell office:value-type="float" office:value="0.24" calcext:value-type="float">
            <text:p>0,24</text:p>
          </table:table-cell>
          <table:table-cell office:value-type="float" office:value="5084" calcext:value-type="float">
            <text:p>5084</text:p>
          </table:table-cell>
          <table:table-cell table:formula="of:=[.D58]/37500" office:value-type="float" office:value="0.135573333333333" calcext:value-type="float">
            <text:p>0,135573333333333</text:p>
          </table:table-cell>
          <table:table-cell/>
          <table:table-cell table:formula="of:= 0.070319 +0.881544*[.H58] -5.18947*[.H58]^2 +17.370768*[.H58]^3  -22.437233*[.H58]^4+10.262714 *[.H58]^5" office:value-type="float" office:value="0.345762129972326" calcext:value-type="float">
            <text:p>0,345762129972326</text:p>
          </table:table-cell>
          <table:table-cell table:formula="of:=[.H57]+0.01" office:value-type="float" office:value="0.56" calcext:value-type="float">
            <text:p>0,56</text:p>
          </table:table-cell>
        </table:table-row>
        <table:table-row table:style-name="ro1">
          <table:table-cell table:formula="of:=(SIN(([.C59]*2 - 1)*PI()/2) + 1) / 2 * (512 - 1)*128/65536" office:value-type="float" office:value="0.157418387568789" calcext:value-type="float">
            <text:p>0,157418387568789</text:p>
          </table:table-cell>
          <table:table-cell/>
          <table:table-cell office:value-type="float" office:value="0.26" calcext:value-type="float">
            <text:p>0,26</text:p>
          </table:table-cell>
          <table:table-cell office:value-type="float" office:value="8670" calcext:value-type="float">
            <text:p>8670</text:p>
          </table:table-cell>
          <table:table-cell table:formula="of:=[.D59]/37500" office:value-type="float" office:value="0.2312" calcext:value-type="float">
            <text:p>0,2312</text:p>
          </table:table-cell>
          <table:table-cell/>
          <table:table-cell table:formula="of:= 0.070319 +0.881544*[.H59] -5.18947*[.H59]^2 +17.370768*[.H59]^3  -22.437233*[.H59]^4+10.262714 *[.H59]^5" office:value-type="float" office:value="0.35270972507794" calcext:value-type="float">
            <text:p>0,35270972507794</text:p>
          </table:table-cell>
          <table:table-cell table:formula="of:=[.H58]+0.01" office:value-type="float" office:value="0.57" calcext:value-type="float">
            <text:p>0,57</text:p>
          </table:table-cell>
        </table:table-row>
        <table:table-row table:style-name="ro1">
          <table:table-cell table:formula="of:=(SIN(([.C60]*2 - 1)*PI()/2) + 1) / 2 * (512 - 1)*128/65536" office:value-type="float" office:value="0.180933926990644" calcext:value-type="float">
            <text:p>0,180933926990644</text:p>
          </table:table-cell>
          <table:table-cell/>
          <table:table-cell office:value-type="float" office:value="0.28" calcext:value-type="float">
            <text:p>0,28</text:p>
          </table:table-cell>
          <table:table-cell office:value-type="float" office:value="11111" calcext:value-type="float">
            <text:p>11111</text:p>
          </table:table-cell>
          <table:table-cell table:formula="of:=[.D60]/37500" office:value-type="float" office:value="0.296293333333333" calcext:value-type="float">
            <text:p>0,296293333333333</text:p>
          </table:table-cell>
          <table:table-cell/>
          <table:table-cell table:formula="of:= 0.070319 +0.881544*[.H60] -5.18947*[.H60]^2 +17.370768*[.H60]^3  -22.437233*[.H60]^4+10.262714 *[.H60]^5" office:value-type="float" office:value="0.359613702255155" calcext:value-type="float">
            <text:p>0,359613702255155</text:p>
          </table:table-cell>
          <table:table-cell table:formula="of:=[.H59]+0.01" office:value-type="float" office:value="0.58" calcext:value-type="float">
            <text:p>0,58</text:p>
          </table:table-cell>
        </table:table-row>
        <table:table-row table:style-name="ro1">
          <table:table-cell table:formula="of:=(SIN(([.C61]*2 - 1)*PI()/2) + 1) / 2 * (512 - 1)*128/65536" office:value-type="float" office:value="0.205704820389205" calcext:value-type="float">
            <text:p>0,20570482038920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14285" calcext:value-type="float">
            <text:p>14285</text:p>
          </table:table-cell>
          <table:table-cell table:formula="of:=[.D61]/37500" office:value-type="float" office:value="0.380933333333333" calcext:value-type="float">
            <text:p>0,380933333333333</text:p>
          </table:table-cell>
          <table:table-cell/>
          <table:table-cell table:formula="of:= 0.070319 +0.881544*[.H61] -5.18947*[.H61]^2 +17.370768*[.H61]^3  -22.437233*[.H61]^4+10.262714 *[.H61]^5" office:value-type="float" office:value="0.366472254279618" calcext:value-type="float">
            <text:p>0,366472254279618</text:p>
          </table:table-cell>
          <table:table-cell table:formula="of:=[.H60]+0.01" office:value-type="float" office:value="0.59" calcext:value-type="float">
            <text:p>0,59</text:p>
          </table:table-cell>
        </table:table-row>
        <table:table-row table:style-name="ro1">
          <table:table-cell table:formula="of:=(SIN(([.C62]*2 - 1)*PI()/2) + 1) / 2 * (512 - 1)*128/65536" office:value-type="float" office:value="0.344816714721096" calcext:value-type="float">
            <text:p>0,344816714721096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24489" calcext:value-type="float">
            <text:p>24489</text:p>
          </table:table-cell>
          <table:table-cell table:formula="of:=[.D62]/37500" office:value-type="float" office:value="0.65304" calcext:value-type="float">
            <text:p>0,65304</text:p>
          </table:table-cell>
          <table:table-cell/>
          <table:table-cell table:formula="of:= 0.070319 +0.881544*[.H62] -5.18947*[.H62]^2 +17.370768*[.H62]^3  -22.437233*[.H62]^4+10.262714 *[.H62]^5" office:value-type="float" office:value="0.37328533184" calcext:value-type="float">
            <text:p>0,37328533184</text:p>
          </table:table-cell>
          <table:table-cell table:formula="of:=[.H61]+0.01" office:value-type="float" office:value="0.6" calcext:value-type="float">
            <text:p>0,6</text:p>
          </table:table-cell>
        </table:table-row>
        <table:table-row table:style-name="ro1">
          <table:table-cell table:formula="of:=(SIN(([.C63]*2 - 1)*PI()/2) + 1) / 2 * (512 - 1)*128/65536" office:value-type="float" office:value="0.4990234375" calcext:value-type="float">
            <text:p>0,4990234375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0769" calcext:value-type="float">
            <text:p>30769</text:p>
          </table:table-cell>
          <table:table-cell table:formula="of:=[.D63]/37500" office:value-type="float" office:value="0.820506666666667" calcext:value-type="float">
            <text:p>0,820506666666667</text:p>
          </table:table-cell>
          <table:table-cell/>
          <table:table-cell table:formula="of:= 0.070319 +0.881544*[.H63] -5.18947*[.H63]^2 +17.370768*[.H63]^3  -22.437233*[.H63]^4+10.262714 *[.H63]^5" office:value-type="float" office:value="0.380054766690561" calcext:value-type="float">
            <text:p>0,380054766690561</text:p>
          </table:table-cell>
          <table:table-cell table:formula="of:=[.H62]+0.01" office:value-type="float" office:value="0.61" calcext:value-type="float">
            <text:p>0,61</text:p>
          </table:table-cell>
        </table:table-row>
        <table:table-row table:style-name="ro1">
          <table:table-cell table:formula="of:=(SIN(([.C64]*2 - 1)*PI()/2) + 1) / 2 * (512 - 1)*128/65536" office:value-type="float" office:value="0.653230160278905" calcext:value-type="float">
            <text:p>0,65323016027890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33333" calcext:value-type="float">
            <text:p>33333</text:p>
          </table:table-cell>
          <table:table-cell table:formula="of:=[.D64]/37500" office:value-type="float" office:value="0.88888" calcext:value-type="float">
            <text:p>0,88888</text:p>
          </table:table-cell>
          <table:table-cell/>
          <table:table-cell table:formula="of:= 0.070319 +0.881544*[.H64] -5.18947*[.H64]^2 +17.370768*[.H64]^3  -22.437233*[.H64]^4+10.262714 *[.H64]^5" office:value-type="float" office:value="0.386784394803724" calcext:value-type="float">
            <text:p>0,386784394803724</text:p>
          </table:table-cell>
          <table:table-cell table:formula="of:=[.H63]+0.01" office:value-type="float" office:value="0.62" calcext:value-type="float">
            <text:p>0,62</text:p>
          </table:table-cell>
        </table:table-row>
        <table:table-row table:style-name="ro1">
          <table:table-cell table:formula="of:=(SIN(([.C65]*2 - 1)*PI()/2) + 1) / 2 * (512 - 1)*128/65536" office:value-type="float" office:value="0.792342054610795" calcext:value-type="float">
            <text:p>0,792342054610795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35294" calcext:value-type="float">
            <text:p>35294</text:p>
          </table:table-cell>
          <table:table-cell table:formula="of:=[.D65]/37500" office:value-type="float" office:value="0.941173333333333" calcext:value-type="float">
            <text:p>0,941173333333333</text:p>
          </table:table-cell>
          <table:table-cell/>
          <table:table-cell table:formula="of:= 0.070319 +0.881544*[.H65] -5.18947*[.H65]^2 +17.370768*[.H65]^3  -22.437233*[.H65]^4+10.262714 *[.H65]^5" office:value-type="float" office:value="0.39348017952264" calcext:value-type="float">
            <text:p>0,39348017952264</text:p>
          </table:table-cell>
          <table:table-cell table:formula="of:=[.H64]+0.01" office:value-type="float" office:value="0.63" calcext:value-type="float">
            <text:p>0,63</text:p>
          </table:table-cell>
        </table:table-row>
        <table:table-row table:style-name="ro1">
          <table:table-cell table:formula="of:=(SIN(([.C66]*2 - 1)*PI()/2) + 1) / 2 * (512 - 1)*128/65536" office:value-type="float" office:value="0.902741879028904" calcext:value-type="float">
            <text:p>0,902741879028904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36585" calcext:value-type="float">
            <text:p>36585</text:p>
          </table:table-cell>
          <table:table-cell table:formula="of:=[.D66]/37500" office:value-type="float" office:value="0.9756" calcext:value-type="float">
            <text:p>0,9756</text:p>
          </table:table-cell>
          <table:table-cell/>
          <table:table-cell table:formula="of:= 0.070319 +0.881544*[.H66] -5.18947*[.H66]^2 +17.370768*[.H66]^3  -22.437233*[.H66]^4+10.262714 *[.H66]^5" office:value-type="float" office:value="0.400150334713754" calcext:value-type="float">
            <text:p>0,400150334713754</text:p>
          </table:table-cell>
          <table:table-cell table:formula="of:=[.H65]+0.01" office:value-type="float" office:value="0.64" calcext:value-type="float">
            <text:p>0,64</text:p>
          </table:table-cell>
        </table:table-row>
        <table:table-row table:style-name="ro1">
          <table:table-cell table:formula="of:=(SIN(([.C67]*2 - 1)*PI()/2) + 1) / 2 * (512 - 1)*128/65536" office:value-type="float" office:value="0.973622929518382" calcext:value-type="float">
            <text:p>0,97362292951838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37500" calcext:value-type="float">
            <text:p>37500</text:p>
          </table:table-cell>
          <table:table-cell table:formula="of:=[.D67]/37500" office:value-type="float" office:value="1" calcext:value-type="float">
            <text:p>1</text:p>
          </table:table-cell>
          <table:table-cell/>
          <table:table-cell table:formula="of:= 0.070319 +0.881544*[.H67] -5.18947*[.H67]^2 +17.370768*[.H67]^3  -22.437233*[.H67]^4+10.262714 *[.H67]^5" office:value-type="float" office:value="0.406805447919375" calcext:value-type="float">
            <text:p>0,406805447919375</text:p>
          </table:table-cell>
          <table:table-cell table:formula="of:=[.H66]+0.01" office:value-type="float" office:value="0.65" calcext:value-type="float">
            <text:p>0,65</text:p>
          </table:table-cell>
        </table:table-row>
        <table:table-row table:style-name="ro1">
          <table:table-cell table:formula="of:=(SIN(([.C68]*2 - 1)*PI()/2) + 1) / 2 * (512 - 1)*128/65536" office:value-type="float" office:value="0.998046875" calcext:value-type="float">
            <text:p>0,9980468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500" calcext:value-type="float">
            <text:p>37500</text:p>
          </table:table-cell>
          <table:table-cell table:formula="of:=[.D68]/37500" office:value-type="float" office:value="1" calcext:value-type="float">
            <text:p>1</text:p>
          </table:table-cell>
          <table:table-cell/>
          <table:table-cell table:formula="of:= 0.070319 +0.881544*[.H68] -5.18947*[.H68]^2 +17.370768*[.H68]^3  -22.437233*[.H68]^4+10.262714 *[.H68]^5" office:value-type="float" office:value="0.413458603510247" calcext:value-type="float">
            <text:p>0,413458603510247</text:p>
          </table:table-cell>
          <table:table-cell table:formula="of:=[.H67]+0.01" office:value-type="float" office:value="0.66" calcext:value-type="float">
            <text:p>0,66</text:p>
          </table:table-cell>
        </table:table-row>
        <table:table-row table:style-name="ro1">
          <table:table-cell table:number-columns-repeated="6"/>
          <table:table-cell table:formula="of:= 0.070319 +0.881544*[.H69] -5.18947*[.H69]^2 +17.370768*[.H69]^3  -22.437233*[.H69]^4+10.262714 *[.H69]^5" office:value-type="float" office:value="0.42012550583811" calcext:value-type="float">
            <text:p>0,42012550583811</text:p>
          </table:table-cell>
          <table:table-cell table:formula="of:=[.H68]+0.01" office:value-type="float" office:value="0.67" calcext:value-type="float">
            <text:p>0,67</text:p>
          </table:table-cell>
        </table:table-row>
        <table:table-row table:style-name="ro1">
          <table:table-cell table:number-columns-repeated="6"/>
          <table:table-cell table:formula="of:= 0.070319 +0.881544*[.H70] -5.18947*[.H70]^2 +17.370768*[.H70]^3  -22.437233*[.H70]^4+10.262714 *[.H70]^5" office:value-type="float" office:value="0.426824602388275" calcext:value-type="float">
            <text:p>0,426824602388275</text:p>
          </table:table-cell>
          <table:table-cell table:formula="of:=[.H69]+0.01" office:value-type="float" office:value="0.68" calcext:value-type="float">
            <text:p>0,68</text:p>
          </table:table-cell>
        </table:table-row>
        <table:table-row table:style-name="ro1">
          <table:table-cell table:number-columns-repeated="6"/>
          <table:table-cell table:formula="of:= 0.070319 +0.881544*[.H71] -5.18947*[.H71]^2 +17.370768*[.H71]^3  -22.437233*[.H71]^4+10.262714 *[.H71]^5" office:value-type="float" office:value="0.433577206932189" calcext:value-type="float">
            <text:p>0,433577206932189</text:p>
          </table:table-cell>
          <table:table-cell table:formula="of:=[.H70]+0.01" office:value-type="float" office:value="0.69" calcext:value-type="float">
            <text:p>0,69</text:p>
          </table:table-cell>
        </table:table-row>
        <table:table-row table:style-name="ro1">
          <table:table-cell table:number-columns-repeated="6"/>
          <table:table-cell table:formula="of:= 0.070319 +0.881544*[.H72] -5.18947*[.H72]^2 +17.370768*[.H72]^3  -22.437233*[.H72]^4+10.262714 *[.H72]^5" office:value-type="float" office:value="0.44040762268" calcext:value-type="float">
            <text:p>0,44040762268</text:p>
          </table:table-cell>
          <table:table-cell table:formula="of:=[.H71]+0.01" office:value-type="float" office:value="0.7" calcext:value-type="float">
            <text:p>0,7</text:p>
          </table:table-cell>
        </table:table-row>
        <table:table-row table:style-name="ro1">
          <table:table-cell table:number-columns-repeated="6"/>
          <table:table-cell table:formula="of:= 0.070319 +0.881544*[.H73] -5.18947*[.H73]^2 +17.370768*[.H73]^3  -22.437233*[.H73]^4+10.262714 *[.H73]^5" office:value-type="float" office:value="0.447343265433132" calcext:value-type="float">
            <text:p>0,447343265433132</text:p>
          </table:table-cell>
          <table:table-cell table:formula="of:=[.H72]+0.01" office:value-type="float" office:value="0.71" calcext:value-type="float">
            <text:p>0,71</text:p>
          </table:table-cell>
        </table:table-row>
        <table:table-row table:style-name="ro1">
          <table:table-cell table:number-columns-repeated="6"/>
          <table:table-cell table:formula="of:= 0.070319 +0.881544*[.H74] -5.18947*[.H74]^2 +17.370768*[.H74]^3  -22.437233*[.H74]^4+10.262714 *[.H74]^5" office:value-type="float" office:value="0.454414786736844" calcext:value-type="float">
            <text:p>0,454414786736844</text:p>
          </table:table-cell>
          <table:table-cell table:formula="of:=[.H73]+0.01" office:value-type="float" office:value="0.72" calcext:value-type="float">
            <text:p>0,72</text:p>
          </table:table-cell>
        </table:table-row>
        <table:table-row table:style-name="ro1">
          <table:table-cell table:number-columns-repeated="6"/>
          <table:table-cell table:formula="of:= 0.070319 +0.881544*[.H75] -5.18947*[.H75]^2 +17.370768*[.H75]^3  -22.437233*[.H75]^4+10.262714 *[.H75]^5" office:value-type="float" office:value="0.461656197032809" calcext:value-type="float">
            <text:p>0,461656197032809</text:p>
          </table:table-cell>
          <table:table-cell table:formula="of:=[.H74]+0.01" office:value-type="float" office:value="0.73" calcext:value-type="float">
            <text:p>0,73</text:p>
          </table:table-cell>
        </table:table-row>
        <table:table-row table:style-name="ro1">
          <table:table-cell table:number-columns-repeated="6"/>
          <table:table-cell table:formula="of:= 0.070319 +0.881544*[.H76] -5.18947*[.H76]^2 +17.370768*[.H76]^3  -22.437233*[.H76]^4+10.262714 *[.H76]^5" office:value-type="float" office:value="0.469104988811673" calcext:value-type="float">
            <text:p>0,469104988811673</text:p>
          </table:table-cell>
          <table:table-cell table:formula="of:=[.H75]+0.01" office:value-type="float" office:value="0.74" calcext:value-type="float">
            <text:p>0,74</text:p>
          </table:table-cell>
        </table:table-row>
        <table:table-row table:style-name="ro1">
          <table:table-cell table:number-columns-repeated="6"/>
          <table:table-cell table:formula="of:= 0.070319 +0.881544*[.H77] -5.18947*[.H77]^2 +17.370768*[.H77]^3  -22.437233*[.H77]^4+10.262714 *[.H77]^5" office:value-type="float" office:value="0.476802259765625" calcext:value-type="float">
            <text:p>0,476802259765625</text:p>
          </table:table-cell>
          <table:table-cell table:formula="of:=[.H76]+0.01" office:value-type="float" office:value="0.75" calcext:value-type="float">
            <text:p>0,75</text:p>
          </table:table-cell>
        </table:table-row>
        <table:table-row table:style-name="ro1">
          <table:table-cell table:number-columns-repeated="6"/>
          <table:table-cell table:formula="of:= 0.070319 +0.881544*[.H78] -5.18947*[.H78]^2 +17.370768*[.H78]^3  -22.437233*[.H78]^4+10.262714 *[.H78]^5" office:value-type="float" office:value="0.484792835940965" calcext:value-type="float">
            <text:p>0,484792835940965</text:p>
          </table:table-cell>
          <table:table-cell table:formula="of:=[.H77]+0.01" office:value-type="float" office:value="0.76" calcext:value-type="float">
            <text:p>0,76</text:p>
          </table:table-cell>
        </table:table-row>
        <table:table-row table:style-name="ro1">
          <table:table-cell table:number-columns-repeated="6"/>
          <table:table-cell table:formula="of:= 0.070319 +0.881544*[.H79] -5.18947*[.H79]^2 +17.370768*[.H79]^3  -22.437233*[.H79]^4+10.262714 *[.H79]^5" office:value-type="float" office:value="0.493125394890679" calcext:value-type="float">
            <text:p>0,493125394890679</text:p>
          </table:table-cell>
          <table:table-cell table:formula="of:=[.H78]+0.01" office:value-type="float" office:value="0.77" calcext:value-type="float">
            <text:p>0,77</text:p>
          </table:table-cell>
        </table:table-row>
        <table:table-row table:style-name="ro1">
          <table:table-cell table:number-columns-repeated="6"/>
          <table:table-cell table:formula="of:= 0.070319 +0.881544*[.H80] -5.18947*[.H80]^2 +17.370768*[.H80]^3  -22.437233*[.H80]^4+10.262714 *[.H80]^5" office:value-type="float" office:value="0.501852588826995" calcext:value-type="float">
            <text:p>0,501852588826995</text:p>
          </table:table-cell>
          <table:table-cell table:formula="of:=[.H79]+0.01" office:value-type="float" office:value="0.78" calcext:value-type="float">
            <text:p>0,78</text:p>
          </table:table-cell>
        </table:table-row>
        <table:table-row table:style-name="ro1">
          <table:table-cell table:number-columns-repeated="6"/>
          <table:table-cell table:formula="of:= 0.070319 +0.881544*[.H81] -5.18947*[.H81]^2 +17.370768*[.H81]^3  -22.437233*[.H81]^4+10.262714 *[.H81]^5" office:value-type="float" office:value="0.51103116777396" calcext:value-type="float">
            <text:p>0,51103116777396</text:p>
          </table:table-cell>
          <table:table-cell table:formula="of:=[.H80]+0.01" office:value-type="float" office:value="0.790000000000001" calcext:value-type="float">
            <text:p>0,790000000000001</text:p>
          </table:table-cell>
        </table:table-row>
        <table:table-row table:style-name="ro1">
          <table:table-cell table:number-columns-repeated="6"/>
          <table:table-cell table:formula="of:= 0.070319 +0.881544*[.H82] -5.18947*[.H82]^2 +17.370768*[.H82]^3  -22.437233*[.H82]^4+10.262714 *[.H82]^5" office:value-type="float" office:value="0.520722102720001" calcext:value-type="float">
            <text:p>0,520722102720001</text:p>
          </table:table-cell>
          <table:table-cell table:formula="of:=[.H81]+0.01" office:value-type="float" office:value="0.8" calcext:value-type="float">
            <text:p>0,8</text:p>
          </table:table-cell>
        </table:table-row>
        <table:table-row table:style-name="ro1">
          <table:table-cell table:number-columns-repeated="6"/>
          <table:table-cell table:formula="of:= 0.070319 +0.881544*[.H83] -5.18947*[.H83]^2 +17.370768*[.H83]^3  -22.437233*[.H83]^4+10.262714 *[.H83]^5" office:value-type="float" office:value="0.530990708770501" calcext:value-type="float">
            <text:p>0,530990708770501</text:p>
          </table:table-cell>
          <table:table-cell table:formula="of:=[.H82]+0.01" office:value-type="float" office:value="0.810000000000001" calcext:value-type="float">
            <text:p>0,810000000000001</text:p>
          </table:table-cell>
        </table:table-row>
        <table:table-row table:style-name="ro1">
          <table:table-cell table:number-columns-repeated="6"/>
          <table:table-cell table:formula="of:= 0.070319 +0.881544*[.H84] -5.18947*[.H84]^2 +17.370768*[.H84]^3  -22.437233*[.H84]^4+10.262714 *[.H84]^5" office:value-type="float" office:value="0.541906768300366" calcext:value-type="float">
            <text:p>0,541906768300366</text:p>
          </table:table-cell>
          <table:table-cell table:formula="of:=[.H83]+0.01" office:value-type="float" office:value="0.82" calcext:value-type="float">
            <text:p>0,82</text:p>
          </table:table-cell>
        </table:table-row>
        <table:table-row table:style-name="ro1">
          <table:table-cell table:number-columns-repeated="6"/>
          <table:table-cell table:formula="of:= 0.070319 +0.881544*[.H85] -5.18947*[.H85]^2 +17.370768*[.H85]^3  -22.437233*[.H85]^4+10.262714 *[.H85]^5" office:value-type="float" office:value="0.553544654106579" calcext:value-type="float">
            <text:p>0,553544654106579</text:p>
          </table:table-cell>
          <table:table-cell table:formula="of:=[.H84]+0.01" office:value-type="float" office:value="0.83" calcext:value-type="float">
            <text:p>0,83</text:p>
          </table:table-cell>
        </table:table-row>
        <table:table-row table:style-name="ro1">
          <table:table-cell table:number-columns-repeated="6"/>
          <table:table-cell table:formula="of:= 0.070319 +0.881544*[.H86] -5.18947*[.H86]^2 +17.370768*[.H86]^3  -22.437233*[.H86]^4+10.262714 *[.H86]^5" office:value-type="float" office:value="0.565983452560794" calcext:value-type="float">
            <text:p>0,565983452560794</text:p>
          </table:table-cell>
          <table:table-cell table:formula="of:=[.H85]+0.01" office:value-type="float" office:value="0.84" calcext:value-type="float">
            <text:p>0,84</text:p>
          </table:table-cell>
        </table:table-row>
        <table:table-row table:style-name="ro1">
          <table:table-cell table:number-columns-repeated="6"/>
          <table:table-cell table:formula="of:= 0.070319 +0.881544*[.H87] -5.18947*[.H87]^2 +17.370768*[.H87]^3  -22.437233*[.H87]^4+10.262714 *[.H87]^5" office:value-type="float" office:value="0.579307086761875" calcext:value-type="float">
            <text:p>0,579307086761875</text:p>
          </table:table-cell>
          <table:table-cell table:formula="of:=[.H86]+0.01" office:value-type="float" office:value="0.850000000000001" calcext:value-type="float">
            <text:p>0,850000000000001</text:p>
          </table:table-cell>
        </table:table-row>
        <table:table-row table:style-name="ro1">
          <table:table-cell table:number-columns-repeated="6"/>
          <table:table-cell table:formula="of:= 0.070319 +0.881544*[.H88] -5.18947*[.H88]^2 +17.370768*[.H88]^3  -22.437233*[.H88]^4+10.262714 *[.H88]^5" office:value-type="float" office:value="0.593604439688487" calcext:value-type="float">
            <text:p>0,593604439688487</text:p>
          </table:table-cell>
          <table:table-cell table:formula="of:=[.H87]+0.01" office:value-type="float" office:value="0.860000000000001" calcext:value-type="float">
            <text:p>0,860000000000001</text:p>
          </table:table-cell>
        </table:table-row>
        <table:table-row table:style-name="ro1">
          <table:table-cell table:number-columns-repeated="6"/>
          <table:table-cell table:formula="of:= 0.070319 +0.881544*[.H89] -5.18947*[.H89]^2 +17.370768*[.H89]^3  -22.437233*[.H89]^4+10.262714 *[.H89]^5" office:value-type="float" office:value="0.60896947735165" calcext:value-type="float">
            <text:p>0,60896947735165</text:p>
          </table:table-cell>
          <table:table-cell table:formula="of:=[.H88]+0.01" office:value-type="float" office:value="0.87" calcext:value-type="float">
            <text:p>0,87</text:p>
          </table:table-cell>
        </table:table-row>
        <table:table-row table:style-name="ro1">
          <table:table-cell table:number-columns-repeated="6"/>
          <table:table-cell table:formula="of:= 0.070319 +0.881544*[.H90] -5.18947*[.H90]^2 +17.370768*[.H90]^3  -22.437233*[.H90]^4+10.262714 *[.H90]^5" office:value-type="float" office:value="0.625501371947315" calcext:value-type="float">
            <text:p>0,625501371947315</text:p>
          </table:table-cell>
          <table:table-cell table:formula="of:=[.H89]+0.01" office:value-type="float" office:value="0.88" calcext:value-type="float">
            <text:p>0,88</text:p>
          </table:table-cell>
        </table:table-row>
        <table:table-row table:style-name="ro1">
          <table:table-cell table:number-columns-repeated="6"/>
          <table:table-cell table:formula="of:= 0.070319 +0.881544*[.H91] -5.18947*[.H91]^2 +17.370768*[.H91]^3  -22.437233*[.H91]^4+10.262714 *[.H91]^5" office:value-type="float" office:value="0.643304625008931" calcext:value-type="float">
            <text:p>0,643304625008931</text:p>
          </table:table-cell>
          <table:table-cell table:formula="of:=[.H90]+0.01" office:value-type="float" office:value="0.890000000000001" calcext:value-type="float">
            <text:p>0,890000000000001</text:p>
          </table:table-cell>
        </table:table-row>
        <table:table-row table:style-name="ro1">
          <table:table-cell table:number-columns-repeated="6"/>
          <table:table-cell table:formula="of:= 0.070319 +0.881544*[.H92] -5.18947*[.H92]^2 +17.370768*[.H92]^3  -22.437233*[.H92]^4+10.262714 *[.H92]^5" office:value-type="float" office:value="0.662489190560001" calcext:value-type="float">
            <text:p>0,662489190560001</text:p>
          </table:table-cell>
          <table:table-cell table:formula="of:=[.H91]+0.01" office:value-type="float" office:value="0.900000000000001" calcext:value-type="float">
            <text:p>0,900000000000001</text:p>
          </table:table-cell>
        </table:table-row>
        <table:table-row table:style-name="ro1">
          <table:table-cell table:number-columns-repeated="6"/>
          <table:table-cell table:formula="of:= 0.070319 +0.881544*[.H93] -5.18947*[.H93]^2 +17.370768*[.H93]^3  -22.437233*[.H93]^4+10.262714 *[.H93]^5" office:value-type="float" office:value="0.683170598266671" calcext:value-type="float">
            <text:p>0,683170598266671</text:p>
          </table:table-cell>
          <table:table-cell table:formula="of:=[.H92]+0.01" office:value-type="float" office:value="0.910000000000001" calcext:value-type="float">
            <text:p>0,910000000000001</text:p>
          </table:table-cell>
        </table:table-row>
        <table:table-row table:style-name="ro1">
          <table:table-cell table:number-columns-repeated="6"/>
          <table:table-cell table:formula="of:= 0.070319 +0.881544*[.H94] -5.18947*[.H94]^2 +17.370768*[.H94]^3  -22.437233*[.H94]^4+10.262714 *[.H94]^5" office:value-type="float" office:value="0.705470076590286" calcext:value-type="float">
            <text:p>0,705470076590286</text:p>
          </table:table-cell>
          <table:table-cell table:formula="of:=[.H93]+0.01" office:value-type="float" office:value="0.92" calcext:value-type="float">
            <text:p>0,92</text:p>
          </table:table-cell>
        </table:table-row>
        <table:table-row table:style-name="ro1">
          <table:table-cell table:number-columns-repeated="6"/>
          <table:table-cell table:formula="of:= 0.070319 +0.881544*[.H95] -5.18947*[.H95]^2 +17.370768*[.H95]^3  -22.437233*[.H95]^4+10.262714 *[.H95]^5" office:value-type="float" office:value="0.729514675939948" calcext:value-type="float">
            <text:p>0,729514675939948</text:p>
          </table:table-cell>
          <table:table-cell table:formula="of:=[.H94]+0.01" office:value-type="float" office:value="0.930000000000001" calcext:value-type="float">
            <text:p>0,930000000000001</text:p>
          </table:table-cell>
        </table:table-row>
        <table:table-row table:style-name="ro1">
          <table:table-cell table:number-columns-repeated="6"/>
          <table:table-cell table:formula="of:= 0.070319 +0.881544*[.H96] -5.18947*[.H96]^2 +17.370768*[.H96]^3  -22.437233*[.H96]^4+10.262714 *[.H96]^5" office:value-type="float" office:value="0.755437391825114" calcext:value-type="float">
            <text:p>0,755437391825114</text:p>
          </table:table-cell>
          <table:table-cell table:formula="of:=[.H95]+0.01" office:value-type="float" office:value="0.940000000000001" calcext:value-type="float">
            <text:p>0,940000000000001</text:p>
          </table:table-cell>
        </table:table-row>
        <table:table-row table:style-name="ro1">
          <table:table-cell table:number-columns-repeated="6"/>
          <table:table-cell table:formula="of:= 0.070319 +0.881544*[.H97] -5.18947*[.H97]^2 +17.370768*[.H97]^3  -22.437233*[.H97]^4+10.262714 *[.H97]^5" office:value-type="float" office:value="0.783377288008126" calcext:value-type="float">
            <text:p>0,783377288008126</text:p>
          </table:table-cell>
          <table:table-cell table:formula="of:=[.H96]+0.01" office:value-type="float" office:value="0.950000000000001" calcext:value-type="float">
            <text:p>0,950000000000001</text:p>
          </table:table-cell>
        </table:table-row>
        <table:table-row table:style-name="ro1">
          <table:table-cell table:number-columns-repeated="6"/>
          <table:table-cell table:formula="of:= 0.070319 +0.881544*[.H98] -5.18947*[.H98]^2 +17.370768*[.H98]^3  -22.437233*[.H98]^4+10.262714 *[.H98]^5" office:value-type="float" office:value="0.813479619656809" calcext:value-type="float">
            <text:p>0,813479619656809</text:p>
          </table:table-cell>
          <table:table-cell table:formula="of:=[.H97]+0.01" office:value-type="float" office:value="0.960000000000001" calcext:value-type="float">
            <text:p>0,960000000000001</text:p>
          </table:table-cell>
        </table:table-row>
        <table:table-row table:style-name="ro1">
          <table:table-cell table:number-columns-repeated="6"/>
          <table:table-cell table:formula="of:= 0.070319 +0.881544*[.H99] -5.18947*[.H99]^2 +17.370768*[.H99]^3  -22.437233*[.H99]^4+10.262714 *[.H99]^5" office:value-type="float" office:value="0.845895956497021" calcext:value-type="float">
            <text:p>0,845895956497021</text:p>
          </table:table-cell>
          <table:table-cell table:formula="of:=[.H98]+0.01" office:value-type="float" office:value="0.970000000000001" calcext:value-type="float">
            <text:p>0,970000000000001</text:p>
          </table:table-cell>
        </table:table-row>
        <table:table-row table:style-name="ro1">
          <table:table-cell table:number-columns-repeated="6"/>
          <table:table-cell table:formula="of:= 0.070319 +0.881544*[.H100] -5.18947*[.H100]^2 +17.370768*[.H100]^3  -22.437233*[.H100]^4+10.262714 *[.H100]^5" office:value-type="float" office:value="0.880784305965237" calcext:value-type="float">
            <text:p>0,880784305965237</text:p>
          </table:table-cell>
          <table:table-cell table:formula="of:=[.H99]+0.01" office:value-type="float" office:value="0.980000000000001" calcext:value-type="float">
            <text:p>0,980000000000001</text:p>
          </table:table-cell>
        </table:table-row>
        <table:table-row table:style-name="ro1">
          <table:table-cell table:number-columns-repeated="6"/>
          <table:table-cell table:formula="of:= 0.070319 +0.881544*[.H101] -5.18947*[.H101]^2 +17.370768*[.H101]^3  -22.437233*[.H101]^4+10.262714 *[.H101]^5" office:value-type="float" office:value="0.918309236361102" calcext:value-type="float">
            <text:p>0,918309236361102</text:p>
          </table:table-cell>
          <table:table-cell table:formula="of:=[.H100]+0.01" office:value-type="float" office:value="0.990000000000001" calcext:value-type="float">
            <text:p>0,990000000000001</text:p>
          </table:table-cell>
        </table:table-row>
        <table:table-row table:style-name="ro1">
          <table:table-cell table:number-columns-repeated="6"/>
          <table:table-cell table:formula="of:= 0.070319 +0.881544*[.H102] -5.18947*[.H102]^2 +17.370768*[.H102]^3  -22.437233*[.H102]^4+10.262714 *[.H102]^5" office:value-type="float" office:value="0.958642000000001" calcext:value-type="float">
            <text:p>0,958642000000001</text:p>
          </table:table-cell>
          <table:table-cell table:formula="of:=[.H101]+0.0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.00.0000</text:date>, <text:time style:data-style-name="N2" text:time-value="14:59:15.5198967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5:14:37.103763986</dc:date>
    <meta:editing-duration>PT5H9M39S</meta:editing-duration>
    <meta:editing-cycles>45</meta:editing-cycles>
    <meta:generator>LibreOffice/6.0.6.2$Linux_X86_64 LibreOffice_project/00m0$Build-2</meta:generator>
    <meta:document-statistic meta:table-count="1" meta:cell-count="3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1.084cm" xlink:href=".." xlink:type="simple" chart:class="chart:scatter" chart:style-name="ch1">
        <chart:plot-area chart:style-name="ch2" table:cell-range-address="setpoints.G2:setpoints.H102 setpoints.E2:setpoints.E33 setpoints.E55:setpoints.E68" svg:x="0.32cm" svg:y="0.221cm" svg:width="15.36cm" svg:height="10.642cm">
          <chartooo:coordinate-region svg:x="1.047cm" svg:y="0.421cm" svg:width="14.393cm" svg:height="9.79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etpoints.H2:setpoints.H102" chart:class="chart:scatter">
            <chart:domain table:cell-range-address="setpoints.G2:setpoints.G102"/>
            <chart:data-point chart:repeated="101"/>
          </chart:series>
          <chart:series chart:style-name="ch6" chart:values-cell-range-address="setpoints.E2:setpoints.E33" chart:class="chart:scatter">
            <chart:domain table:cell-range-address="setpoints.D2:setpoints.D33"/>
            <chart:data-point chart:repeated="32"/>
          </chart:series>
          <chart:series chart:style-name="ch7" chart:values-cell-range-address="setpoints.E55:setpoints.E68" chart:class="chart:scatter">
            <chart:domain table:cell-range-address="setpoints.A55:setpoints.A6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319">
                <text:p>0.070319</text:p>
                <draw:g>
                  <svg:desc>setpoints.G2:setpoints.G102</svg:desc>
                </draw:g>
              </table:table-cell>
              <table:table-cell office:value-type="float" office:value="0">
                <text:p>0</text:p>
                <draw:g>
                  <svg:desc>setpoints.H2:setpoints.H102</svg:desc>
                </draw:g>
              </table:table-cell>
              <table:table-cell office:value-type="float" office:value="0.015625">
                <text:p>0.015625</text:p>
                <draw:g>
                  <svg:desc>setpoints.D2:setpoints.D33</svg:desc>
                </draw:g>
              </table:table-cell>
              <table:table-cell office:value-type="float" office:value="0">
                <text:p>0</text:p>
                <draw:g>
                  <svg:desc>setpoints.E2:setpoints.E33</svg:desc>
                </draw:g>
              </table:table-cell>
              <table:table-cell office:value-type="float" office:value="0.0244239454816177">
                <text:p>0.0244239454816177</text:p>
                <draw:g>
                  <svg:desc>setpoints.A55:setpoints.A68</svg:desc>
                </draw:g>
              </table:table-cell>
              <table:table-cell office:value-type="float" office:value="0">
                <text:p>0</text:p>
                <draw:g>
                  <svg:desc>setpoints.E55:setpoints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6326404219414">
                <text:p>0.0786326404219414</text:p>
              </table:table-cell>
              <table:table-cell office:value-type="float" office:value="0.01">
                <text:p>0.01</text:p>
              </table:table-cell>
              <table:table-cell office:value-type="float" office:value="0.03125">
                <text:p>0.03125</text:p>
              </table:table-cell>
              <table:table-cell office:value-type="float" office:value="0">
                <text:p>0</text:p>
              </table:table-cell>
              <table:table-cell office:value-type="float" office:value="0.0953049959710956">
                <text:p>0.0953049959710956</text:p>
              </table:table-cell>
              <table:table-cell office:value-type="float" office:value="0.0213333333333333">
                <text:p>0.021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0095010274048">
                <text:p>0.0860095010274048</text:p>
              </table:table-cell>
              <table:table-cell office:value-type="float" office:value="0.02">
                <text:p>0.02</text:p>
              </table:table-cell>
              <table:table-cell office:value-type="float" office:value="0.046875">
                <text:p>0.046875</text:p>
              </table:table-cell>
              <table:table-cell office:value-type="float" office:value="0">
                <text:p>0</text:p>
              </table:table-cell>
              <table:table-cell office:value-type="float" office:value="0.114519270450754">
                <text:p>0.114519270450754</text:p>
              </table:table-cell>
              <table:table-cell office:value-type="float" office:value="0.07272">
                <text:p>0.07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5458829612202">
                <text:p>0.0925458829612202</text:p>
              </table:table-cell>
              <table:table-cell office:value-type="float" office:value="0.03">
                <text:p>0.03</text:p>
              </table:table-cell>
              <table:table-cell office:value-type="float" office:value="0.0625">
                <text:p>0.0625</text:p>
              </table:table-cell>
              <table:table-cell office:value-type="float" office:value="0.154262173664453">
                <text:p>0.154262173664453</text:p>
              </table:table-cell>
              <table:table-cell office:value-type="float" office:value="0.13525100721451">
                <text:p>0.13525100721451</text:p>
              </table:table-cell>
              <table:table-cell office:value-type="float" office:value="0.135573333333333">
                <text:p>0.13557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83329487374336">
                <text:p>0.0983329487374336</text:p>
              </table:table-cell>
              <table:table-cell office:value-type="float" office:value="0.04">
                <text:p>0.04</text:p>
              </table:table-cell>
              <table:table-cell office:value-type="float" office:value="0.078125">
                <text:p>0.078125</text:p>
              </table:table-cell>
              <table:table-cell office:value-type="float" office:value="0.1130066366227">
                <text:p>0.1130066366227</text:p>
              </table:table-cell>
              <table:table-cell office:value-type="float" office:value="0.157418387568789">
                <text:p>0.157418387568789</text:p>
              </table:table-cell>
              <table:table-cell office:value-type="float" office:value="0.2312">
                <text:p>0.2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456845391875">
                <text:p>0.103456845391875</text:p>
              </table:table-cell>
              <table:table-cell office:value-type="float" office:value="0.05">
                <text:p>0.05</text:p>
              </table:table-cell>
              <table:table-cell office:value-type="float" office:value="0.09375">
                <text:p>0.09375</text:p>
              </table:table-cell>
              <table:table-cell office:value-type="float" office:value="0.090447761531283">
                <text:p>0.090447761531283</text:p>
              </table:table-cell>
              <table:table-cell office:value-type="float" office:value="0.180933926990644">
                <text:p>0.180933926990644</text:p>
              </table:table-cell>
              <table:table-cell office:value-type="float" office:value="0.296293333333333">
                <text:p>0.29629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7998827634726">
                <text:p>0.107998827634726</text:p>
              </table:table-cell>
              <table:table-cell office:value-type="float" office:value="0.06">
                <text:p>0.06</text:p>
              </table:table-cell>
              <table:table-cell office:value-type="float" office:value="0.109375">
                <text:p>0.109375</text:p>
              </table:table-cell>
              <table:table-cell office:value-type="float" office:value="0.1168875340514">
                <text:p>0.1168875340514</text:p>
              </table:table-cell>
              <table:table-cell office:value-type="float" office:value="0.205704820389205">
                <text:p>0.205704820389205</text:p>
              </table:table-cell>
              <table:table-cell office:value-type="float" office:value="0.380933333333333">
                <text:p>0.3809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203538100309">
                <text:p>0.11203538100309</text:p>
              </table:table-cell>
              <table:table-cell office:value-type="float" office:value="0.07">
                <text:p>0.07</text:p>
              </table:table-cell>
              <table:table-cell office:value-type="float" office:value="0.125">
                <text:p>0.125</text:p>
              </table:table-cell>
              <table:table-cell office:value-type="float" office:value="0.129380694139484">
                <text:p>0.129380694139484</text:p>
              </table:table-cell>
              <table:table-cell office:value-type="float" office:value="0.344816714721096">
                <text:p>0.344816714721096</text:p>
              </table:table-cell>
              <table:table-cell office:value-type="float" office:value="0.65304">
                <text:p>0.653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5638345013555">
                <text:p>0.115638345013555</text:p>
              </table:table-cell>
              <table:table-cell office:value-type="float" office:value="0.08">
                <text:p>0.08</text:p>
              </table:table-cell>
              <table:table-cell office:value-type="float" office:value="0.140625">
                <text:p>0.140625</text:p>
              </table:table-cell>
              <table:table-cell office:value-type="float" office:value="0.189310658031005">
                <text:p>0.189310658031005</text:p>
              </table:table-cell>
              <table:table-cell office:value-type="float" office:value="0.4990234375">
                <text:p>0.4990234375</text:p>
              </table:table-cell>
              <table:table-cell office:value-type="float" office:value="0.820506666666667">
                <text:p>0.82050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8875036314769">
                <text:p>0.118875036314769</text:p>
              </table:table-cell>
              <table:table-cell office:value-type="float" office:value="0.09">
                <text:p>0.09</text:p>
              </table:table-cell>
              <table:table-cell office:value-type="float" office:value="0.15625">
                <text:p>0.15625</text:p>
              </table:table-cell>
              <table:table-cell office:value-type="float" office:value="0.22694636621726">
                <text:p>0.22694636621726</text:p>
              </table:table-cell>
              <table:table-cell office:value-type="float" office:value="0.653230160278905">
                <text:p>0.653230160278905</text:p>
              </table:table-cell>
              <table:table-cell office:value-type="float" office:value="0.88888">
                <text:p>0.888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180837184">
                <text:p>0.12180837184</text:p>
              </table:table-cell>
              <table:table-cell office:value-type="float" office:value="0.1">
                <text:p>0.1</text:p>
              </table:table-cell>
              <table:table-cell office:value-type="float" office:value="0.171875">
                <text:p>0.171875</text:p>
              </table:table-cell>
              <table:table-cell office:value-type="float" office:value="0.283168156193663">
                <text:p>0.283168156193663</text:p>
              </table:table-cell>
              <table:table-cell office:value-type="float" office:value="0.792342054610795">
                <text:p>0.792342054610795</text:p>
              </table:table-cell>
              <table:table-cell office:value-type="float" office:value="0.941173333333333">
                <text:p>0.94117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4496991959711">
                <text:p>0.124496991959711</text:p>
              </table:table-cell>
              <table:table-cell office:value-type="float" office:value="0.11">
                <text:p>0.11</text:p>
              </table:table-cell>
              <table:table-cell office:value-type="float" office:value="0.1875">
                <text:p>0.1875</text:p>
              </table:table-cell>
              <table:table-cell office:value-type="float" office:value="0.300177964152498">
                <text:p>0.300177964152498</text:p>
              </table:table-cell>
              <table:table-cell office:value-type="float" office:value="0.902741879028904">
                <text:p>0.902741879028904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995383634125">
                <text:p>0.126995383634125</text:p>
              </table:table-cell>
              <table:table-cell office:value-type="float" office:value="0.12">
                <text:p>0.12</text:p>
              </table:table-cell>
              <table:table-cell office:value-type="float" office:value="0.203125">
                <text:p>0.203125</text:p>
              </table:table-cell>
              <table:table-cell office:value-type="float" office:value="0.36345931906684">
                <text:p>0.36345931906684</text:p>
              </table:table-cell>
              <table:table-cell office:value-type="float" office:value="0.973622929518382">
                <text:p>0.973622929518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35400356579">
                <text:p>0.12935400356579</text:p>
              </table:table-cell>
              <table:table-cell office:value-type="float" office:value="0.13">
                <text:p>0.13</text:p>
              </table:table-cell>
              <table:table-cell office:value-type="float" office:value="0.234375">
                <text:p>0.234375</text:p>
              </table:table-cell>
              <table:table-cell office:value-type="float" office:value="0.417514320256916">
                <text:p>0.417514320256916</text:p>
              </table:table-cell>
              <table:table-cell office:value-type="float" office:value="0.998046875">
                <text:p>0.998046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1619401352154">
                <text:p>0.131619401352154</text:p>
              </table:table-cell>
              <table:table-cell office:value-type="float" office:value="0.14">
                <text:p>0.14</text:p>
              </table:table-cell>
              <table:table-cell office:value-type="float" office:value="0.265625">
                <text:p>0.265625</text:p>
              </table:table-cell>
              <table:table-cell office:value-type="float" office:value="0.452149183557248">
                <text:p>0.452149183557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3834342638125">
                <text:p>0.133834342638125</text:p>
              </table:table-cell>
              <table:table-cell office:value-type="float" office:value="0.15">
                <text:p>0.15</text:p>
              </table:table-cell>
              <table:table-cell office:value-type="float" office:value="0.296875">
                <text:p>0.296875</text:p>
              </table:table-cell>
              <table:table-cell office:value-type="float" office:value="0.491576956986995">
                <text:p>0.49157695698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6037932268646">
                <text:p>0.136037932268646</text:p>
              </table:table-cell>
              <table:table-cell office:value-type="float" office:value="0.16">
                <text:p>0.16</text:p>
              </table:table-cell>
              <table:table-cell office:value-type="float" office:value="0.328125">
                <text:p>0.328125</text:p>
              </table:table-cell>
              <table:table-cell office:value-type="float" office:value="0.52232245898052">
                <text:p>0.5223224589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26573744126">
                <text:p>0.13826573744126</text:p>
              </table:table-cell>
              <table:table-cell office:value-type="float" office:value="0.17">
                <text:p>0.17</text:p>
              </table:table-cell>
              <table:table-cell office:value-type="float" office:value="0.359375">
                <text:p>0.359375</text:p>
              </table:table-cell>
              <table:table-cell office:value-type="float" office:value="0.536774359685648">
                <text:p>0.53677435968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0549910858675">
                <text:p>0.140549910858675</text:p>
              </table:table-cell>
              <table:table-cell office:value-type="float" office:value="0.18">
                <text:p>0.18</text:p>
              </table:table-cell>
              <table:table-cell office:value-type="float" office:value="0.390625">
                <text:p>0.390625</text:p>
              </table:table-cell>
              <table:table-cell office:value-type="float" office:value="0.665743601429791">
                <text:p>0.665743601429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2919313881339">
                <text:p>0.142919313881339</text:p>
              </table:table-cell>
              <table:table-cell office:value-type="float" office:value="0.19">
                <text:p>0.19</text:p>
              </table:table-cell>
              <table:table-cell office:value-type="float" office:value="0.515625">
                <text:p>0.515625</text:p>
              </table:table-cell>
              <table:table-cell office:value-type="float" office:value="0.806785672142994">
                <text:p>0.80678567214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539963968">
                <text:p>0.14539963968</text:p>
              </table:table-cell>
              <table:table-cell office:value-type="float" office:value="0.2">
                <text:p>0.2</text:p>
              </table:table-cell>
              <table:table-cell office:value-type="float" office:value="0.640625">
                <text:p>0.640625</text:p>
              </table:table-cell>
              <table:table-cell office:value-type="float" office:value="0.869477524184814">
                <text:p>0.86947752418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8013536388281">
                <text:p>0.148013536388281</text:p>
              </table:table-cell>
              <table:table-cell office:value-type="float" office:value="0.21">
                <text:p>0.21</text:p>
              </table:table-cell>
              <table:table-cell office:value-type="float" office:value="0.765625">
                <text:p>0.765625</text:p>
              </table:table-cell>
              <table:table-cell office:value-type="float" office:value="0.947964419996428">
                <text:p>0.947964419996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0780730255245">
                <text:p>0.150780730255245</text:p>
              </table:table-cell>
              <table:table-cell office:value-type="float" office:value="0.22">
                <text:p>0.22</text:p>
              </table:table-cell>
              <table:table-cell office:value-type="float" office:value="0.890625">
                <text:p>0.890625</text:p>
              </table:table-cell>
              <table:table-cell office:value-type="float" office:value="0.994002276021984">
                <text:p>0.99400227602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371814879796">
                <text:p>0.15371814879796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6840043954074">
                <text:p>0.15684004395407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0158115234375">
                <text:p>0.16015811523437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3681632875366">
                <text:p>0.16368163287536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741756099183">
                <text:p>0.16741756099183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71370680729395">
                <text:p>0.171370680729395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5543713417109">
                <text:p>0.175543713417109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993744372">
                <text:p>0.1799374437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4550842791651">
                <text:p>0.184550842791651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9381191426765">
                <text:p>0.189381191426765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442420321373">
                <text:p>0.19442420321373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99674147687194">
                <text:p>0.19967414768719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5123973480625">
                <text:p>0.20512397348062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0765431478886">
                <text:p>0.210765431478886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65891979708">
                <text:p>0.2165891979708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2584997801715">
                <text:p>0.222584997801715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8741727526078">
                <text:p>0.228741727526078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504757856">
                <text:p>0.2350475785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1490160333821">
                <text:p>0.241490160333821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8056623444685">
                <text:p>0.24805662344468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47337828091">
                <text:p>0.2547337828091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1508240815513">
                <text:p>0.261508240815513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8366510476875">
                <text:p>0.268366510476875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5295138583207">
                <text:p>0.275295138583207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28082885417">
                <text:p>0.28228082885417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9310565091635">
                <text:p>0.289310565091635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6371734332249">
                <text:p>0.296371734332249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0345225">
                <text:p>0.303452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0540675058791">
                <text:p>0.310540675058791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7626345165005">
                <text:p>0.317626345165005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469949182007">
                <text:p>0.32469949182007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1751365523034">
                <text:p>0.331751365523034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8774358923125">
                <text:p>0.338774358923125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45762129972326">
                <text:p>0.345762129972326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270972507794">
                <text:p>0.35270972507794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9613702255155">
                <text:p>0.359613702255155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6472254279618">
                <text:p>0.366472254279618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328533184">
                <text:p>0.3732853318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0054766690561">
                <text:p>0.380054766690561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6784394803724">
                <text:p>0.386784394803724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348017952264">
                <text:p>0.39348017952264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0150334713754">
                <text:p>0.400150334713754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6805447919375">
                <text:p>0.406805447919375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13458603510247">
                <text:p>0.413458603510247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012550583811">
                <text:p>0.42012550583811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6824602388275">
                <text:p>0.426824602388275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3577206932189">
                <text:p>0.433577206932189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040762268">
                <text:p>0.4404076226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7343265433132">
                <text:p>0.447343265433132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54414786736844">
                <text:p>0.454414786736844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1656197032809">
                <text:p>0.461656197032809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9104988811673">
                <text:p>0.469104988811673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6802259765625">
                <text:p>0.47680225976562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4792835940965">
                <text:p>0.484792835940965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93125394890679">
                <text:p>0.493125394890679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1852588826995">
                <text:p>0.501852588826995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103116777396">
                <text:p>0.51103116777396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20722102720001">
                <text:p>0.52072210272000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0990708770501">
                <text:p>0.5309907087705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41906768300366">
                <text:p>0.541906768300366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3544654106579">
                <text:p>0.553544654106579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5983452560794">
                <text:p>0.565983452560794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79307086761875">
                <text:p>0.57930708676187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3604439688487">
                <text:p>0.5936044396884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0896947735165">
                <text:p>0.60896947735165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5501371947315">
                <text:p>0.625501371947315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43304625008931">
                <text:p>0.643304625008931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62489190560001">
                <text:p>0.66248919056000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83170598266671">
                <text:p>0.68317059826667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5470076590286">
                <text:p>0.705470076590286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29514675939948">
                <text:p>0.729514675939948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5437391825114">
                <text:p>0.75543739182511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83377288008126">
                <text:p>0.78337728800812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13479619656809">
                <text:p>0.813479619656809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45895956497021">
                <text:p>0.84589595649702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0784305965237">
                <text:p>0.880784305965237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18309236361102">
                <text:p>0.918309236361102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58642000000001">
                <text:p>0.9586420000000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